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rial" svg:font-family="Arial" style:font-family-generic="swiss" style:font-pitch="variable"/>
    <style:font-face style:name="Arial Black" svg:font-family="'Arial Black'" style:font-family-generic="swiss" style:font-pitch="variable"/>
    <style:font-face style:name="Chandas" svg:font-family="Chandas" style:font-pitch="variable"/>
    <style:font-face style:name="Chilanka" svg:font-family="Chilanka"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Condensed" svg:font-family="'Ubuntu Condensed'" style:font-pitch="variable"/>
  </office:font-face-decls>
  <office:automatic-styles>
    <style:style style:name="P1" style:family="paragraph" style:parent-style-name="Text_20_body">
      <loext:graphic-properties draw:fill-gradient-name="gradient" draw:fill-hatch-name="hatch"/>
      <style:paragraph-properties fo:margin-left="0cm" fo:margin-right="0cm" fo:margin-top="0cm" fo:margin-bottom="0cm" style:contextual-spacing="false" fo:line-height="100%" fo:text-align="center" style:justify-single-word="false" fo:text-indent="0cm" style:auto-text-indent="false"/>
      <style:text-properties style:font-name="Ubuntu Condensed"/>
    </style:style>
    <style:style style:name="P2" style:family="paragraph" style:parent-style-name="Text_20_body">
      <loext:graphic-properties draw:fill-gradient-name="gradient" draw:fill-hatch-name="hatch"/>
      <style:paragraph-properties fo:margin-left="0cm" fo:margin-right="0cm" fo:margin-top="0cm" fo:margin-bottom="0cm" style:contextual-spacing="false" fo:line-height="100%" fo:text-align="end" style:justify-single-word="false" fo:text-indent="0cm" style:auto-text-indent="false"/>
      <style:text-properties style:font-name="Ubuntu Condensed"/>
    </style:style>
    <style:style style:name="P3"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style:style>
    <style:style style:name="P4" style:family="paragraph" style:parent-style-name="Text_20_body" style:list-style-name="WWNum3">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ee1b8e"/>
    </style:style>
    <style:style style:name="P5" style:family="paragraph" style:parent-style-name="Text_20_body" style:list-style-name="WWNum3">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f40513"/>
    </style:style>
    <style:style style:name="P6" style:family="paragraph" style:parent-style-name="Text_20_body" style:list-style-name="WWNum3">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f6ec4b"/>
    </style:style>
    <style:style style:name="P7" style:family="paragraph" style:parent-style-name="Text_20_body" style:list-style-name="WWNum3">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f75d4d"/>
    </style:style>
    <style:style style:name="P8"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style:style>
    <style:style style:name="P9"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f7da78"/>
    </style:style>
    <style:style style:name="P10"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ee1b8e"/>
    </style:style>
    <style:style style:name="P11"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ef68e4"/>
    </style:style>
    <style:style style:name="P12"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f14736"/>
    </style:style>
    <style:style style:name="P13"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f2ef4c"/>
    </style:style>
    <style:style style:name="P14"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f519a8"/>
    </style:style>
    <style:style style:name="P15"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f6ec4b"/>
    </style:style>
    <style:style style:name="P16"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f75d4d"/>
    </style:style>
    <style:style style:name="P17"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f9545b"/>
    </style:style>
    <style:style style:name="P18"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italic" style:text-underline-style="solid" style:text-underline-width="auto" style:text-underline-color="font-color" fo:font-weight="bold" style:font-style-asian="italic" style:font-weight-asian="bold" style:font-style-complex="italic" style:font-weight-complex="bold"/>
    </style:style>
    <style:style style:name="P19"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rsid="00f7da78" officeooo:paragraph-rsid="00f7da78"/>
    </style:style>
    <style:style style:name="P20"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bold" officeooo:rsid="00f7da78" officeooo:paragraph-rsid="00f7da78" style:font-weight-asian="bold" style:font-weight-complex="bold"/>
    </style:style>
    <style:style style:name="P21"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bold" officeooo:rsid="00f7da78" officeooo:paragraph-rsid="00f7da78" style:font-weight-asian="bold" style:font-weight-complex="bold"/>
    </style:style>
    <style:style style:name="P22" style:family="paragraph" style:parent-style-name="Text_20_body">
      <loext:graphic-properties draw:fill-gradient-name="gradient" draw:fill-hatch-name="hatch"/>
      <style:paragraph-properties fo:margin-left="0cm" fo:margin-right="0cm" fo:margin-top="0cm" fo:margin-bottom="0cm" style:contextual-spacing="false" fo:line-height="100%" fo:text-align="center" style:justify-single-word="false" fo:text-indent="0cm" style:auto-text-indent="false"/>
      <style:text-properties style:font-name="Ubuntu Condensed" fo:font-weight="bold" style:font-weight-asian="bold" style:font-weight-complex="bold"/>
    </style:style>
    <style:style style:name="P23"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bold" officeooo:paragraph-rsid="00f7da78" style:font-weight-asian="bold" style:font-weight-complex="bold"/>
    </style:style>
    <style:style style:name="P24"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style>
    <style:style style:name="P25"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officeooo:paragraph-rsid="00ee1b8e"/>
    </style:style>
    <style:style style:name="P26"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officeooo:paragraph-rsid="00ef68e4"/>
    </style:style>
    <style:style style:name="P27"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officeooo:paragraph-rsid="00f2ef4c"/>
    </style:style>
    <style:style style:name="P28" style:family="paragraph" style:parent-style-name="Text_20_body" style:list-style-name="WWNum3">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officeooo:paragraph-rsid="00f75d4d"/>
    </style:style>
    <style:style style:name="P29"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officeooo:paragraph-rsid="00f6ec4b"/>
    </style:style>
    <style:style style:name="P30"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officeooo:paragraph-rsid="00f75d4d"/>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4d17d8" style:font-weight-asian="normal" style:font-weight-complex="normal"/>
    </style:style>
    <style:style style:name="T4" style:family="text">
      <style:text-properties fo:font-weight="normal" officeooo:rsid="00c34356" style:font-weight-asian="normal" style:font-weight-complex="normal"/>
    </style:style>
    <style:style style:name="T5" style:family="text">
      <style:text-properties fo:font-weight="normal" officeooo:rsid="00ed26ec" style:font-weight-asian="normal" style:font-weight-complex="normal"/>
    </style:style>
    <style:style style:name="T6" style:family="text">
      <style:text-properties fo:font-weight="normal" officeooo:rsid="00ef68e4" style:font-weight-asian="normal" style:font-weight-complex="normal"/>
    </style:style>
    <style:style style:name="T7" style:family="text">
      <style:text-properties fo:font-weight="normal" officeooo:rsid="00191904" style:font-weight-asian="normal" style:font-weight-complex="normal"/>
    </style:style>
    <style:style style:name="T8" style:family="text">
      <style:text-properties fo:font-weight="normal" officeooo:rsid="00f14736" style:font-weight-asian="normal" style:font-weight-complex="normal"/>
    </style:style>
    <style:style style:name="T9" style:family="text">
      <style:text-properties fo:font-weight="normal" officeooo:rsid="00f4e7c5" style:font-weight-asian="normal" style:font-weight-complex="normal"/>
    </style:style>
    <style:style style:name="T10" style:family="text">
      <style:text-properties fo:font-weight="normal" officeooo:rsid="00f7da78" style:font-weight-asian="normal" style:font-weight-complex="normal"/>
    </style:style>
    <style:style style:name="T11" style:family="text">
      <style:text-properties fo:font-weight="normal" style:language-asian="tr" style:country-asian="TR" style:font-weight-asian="normal" style:font-name-complex="Times New Roman1" style:font-weight-complex="normal"/>
    </style:style>
    <style:style style:name="T12" style:family="text">
      <style:text-properties fo:font-weight="normal" officeooo:rsid="00455e00" style:language-asian="tr" style:country-asian="TR" style:font-weight-asian="normal" style:font-name-complex="Times New Roman1" style:font-weight-complex="normal"/>
    </style:style>
    <style:style style:name="T13" style:family="text">
      <style:text-properties fo:font-weight="normal" officeooo:rsid="008f180f" style:language-asian="tr" style:country-asian="TR" style:font-weight-asian="normal" style:font-name-complex="Times New Roman1" style:font-weight-complex="normal"/>
    </style:style>
    <style:style style:name="T14" style:family="text">
      <style:text-properties fo:font-weight="normal" officeooo:rsid="007ab96d" style:language-asian="tr" style:country-asian="TR" style:font-weight-asian="normal" style:font-name-complex="Times New Roman1" style:font-weight-complex="normal"/>
    </style:style>
    <style:style style:name="T15" style:family="text">
      <style:text-properties fo:font-weight="normal" officeooo:rsid="007e3d08" style:language-asian="tr" style:country-asian="TR" style:font-weight-asian="normal" style:font-name-complex="Times New Roman1" style:font-weight-complex="normal"/>
    </style:style>
    <style:style style:name="T16" style:family="text">
      <style:text-properties fo:font-weight="normal" officeooo:rsid="00875977" style:language-asian="tr" style:country-asian="TR" style:font-weight-asian="normal" style:font-name-complex="Times New Roman1" style:font-weight-complex="normal"/>
    </style:style>
    <style:style style:name="T17" style:family="text">
      <style:text-properties fo:font-weight="normal" officeooo:rsid="00df6fdc" style:language-asian="tr" style:country-asian="TR" style:font-weight-asian="normal" style:font-name-complex="Times New Roman1" style:font-weight-complex="normal"/>
    </style:style>
    <style:style style:name="T18" style:family="text">
      <style:text-properties fo:font-weight="normal" officeooo:rsid="00d136f4" style:language-asian="tr" style:country-asian="TR" style:font-weight-asian="normal" style:font-name-complex="Times New Roman1" style:font-weight-complex="normal"/>
    </style:style>
    <style:style style:name="T19" style:family="text">
      <style:text-properties fo:font-weight="normal" officeooo:rsid="003c9814" style:language-asian="tr" style:country-asian="TR" style:font-weight-asian="normal" style:font-name-complex="Times New Roman1" style:font-weight-complex="normal"/>
    </style:style>
    <style:style style:name="T20" style:family="text">
      <style:text-properties fo:font-weight="normal" officeooo:rsid="004958df" style:language-asian="tr" style:country-asian="TR" style:font-weight-asian="normal" style:font-name-complex="Times New Roman1" style:font-weight-complex="normal"/>
    </style:style>
    <style:style style:name="T21" style:family="text">
      <style:text-properties fo:font-weight="normal" officeooo:rsid="0022f6e7" style:language-asian="tr" style:country-asian="TR" style:font-weight-asian="normal" style:font-name-complex="Times New Roman1" style:font-weight-complex="normal"/>
    </style:style>
    <style:style style:name="T22" style:family="text">
      <style:text-properties fo:font-weight="normal" officeooo:rsid="0013e64a" style:language-asian="tr" style:country-asian="TR" style:font-weight-asian="normal" style:font-name-complex="Times New Roman1" style:font-weight-complex="normal"/>
    </style:style>
    <style:style style:name="T23" style:family="text">
      <style:text-properties fo:font-weight="normal" officeooo:rsid="003b129e" style:language-asian="tr" style:country-asian="TR" style:font-weight-asian="normal" style:font-name-complex="Times New Roman1" style:font-weight-complex="normal"/>
    </style:style>
    <style:style style:name="T24" style:family="text">
      <style:text-properties fo:font-weight="normal" officeooo:rsid="00d43574" style:language-asian="tr" style:country-asian="TR" style:font-weight-asian="normal" style:font-name-complex="Times New Roman1" style:font-weight-complex="normal"/>
    </style:style>
    <style:style style:name="T25" style:family="text">
      <style:text-properties fo:font-weight="normal" officeooo:rsid="00deb2d1" style:language-asian="tr" style:country-asian="TR" style:font-weight-asian="normal" style:font-name-complex="Times New Roman1" style:font-weight-complex="normal"/>
    </style:style>
    <style:style style:name="T26" style:family="text">
      <style:text-properties fo:font-weight="normal" officeooo:rsid="003d6035" style:language-asian="tr" style:country-asian="TR" style:font-weight-asian="normal" style:font-name-complex="Times New Roman1" style:font-weight-complex="normal"/>
    </style:style>
    <style:style style:name="T27" style:family="text">
      <style:text-properties fo:font-weight="normal" officeooo:rsid="00e8add8" style:language-asian="tr" style:country-asian="TR" style:font-weight-asian="normal" style:font-name-complex="Times New Roman1" style:font-weight-complex="normal"/>
    </style:style>
    <style:style style:name="T28" style:family="text">
      <style:text-properties fo:font-weight="normal" officeooo:rsid="0014c035" style:language-asian="tr" style:country-asian="TR" style:font-weight-asian="normal" style:font-name-complex="Times New Roman1" style:font-weight-complex="normal"/>
    </style:style>
    <style:style style:name="T29" style:family="text">
      <style:text-properties fo:font-weight="normal" officeooo:rsid="003aa60a" style:language-asian="tr" style:country-asian="TR" style:font-weight-asian="normal" style:font-name-complex="Times New Roman1" style:font-weight-complex="normal"/>
    </style:style>
    <style:style style:name="T30" style:family="text">
      <style:text-properties fo:font-weight="normal" officeooo:rsid="002bcdb2" style:language-asian="tr" style:country-asian="TR" style:font-weight-asian="normal" style:font-name-complex="Times New Roman1" style:font-weight-complex="normal"/>
    </style:style>
    <style:style style:name="T31" style:family="text">
      <style:text-properties fo:font-weight="normal" officeooo:rsid="00f14736" style:language-asian="tr" style:country-asian="TR" style:font-weight-asian="normal" style:font-name-complex="Times New Roman1" style:font-weight-complex="normal"/>
    </style:style>
    <style:style style:name="T32" style:family="text">
      <style:text-properties fo:font-weight="normal" officeooo:rsid="00f519a8" style:language-asian="tr" style:country-asian="TR" style:font-weight-asian="normal" style:font-name-complex="Times New Roman1" style:font-weight-complex="normal"/>
    </style:style>
    <style:style style:name="T33" style:family="text">
      <style:text-properties fo:font-weight="normal" officeooo:rsid="00f6ec4b" style:language-asian="tr" style:country-asian="TR" style:font-weight-asian="normal" style:font-name-complex="Times New Roman1" style:font-weight-complex="normal"/>
    </style:style>
    <style:style style:name="T34" style:family="text">
      <style:text-properties fo:font-weight="normal" style:language-asian="tr" style:country-asian="TR" style:font-weight-asian="normal" style:font-weight-complex="normal"/>
    </style:style>
    <style:style style:name="T35" style:family="text">
      <style:text-properties fo:font-weight="normal" officeooo:rsid="003c3a02" style:language-asian="tr" style:country-asian="TR" style:font-weight-asian="normal" style:font-weight-complex="normal"/>
    </style:style>
    <style:style style:name="T36" style:family="text">
      <style:text-properties fo:font-weight="normal" officeooo:rsid="00374a74" style:language-asian="tr" style:country-asian="TR" style:font-weight-asian="normal" style:font-weight-complex="normal"/>
    </style:style>
    <style:style style:name="T37" style:family="text">
      <style:text-properties fo:font-weight="normal" officeooo:rsid="0014a809" style:language-asian="tr" style:country-asian="TR" style:font-weight-asian="normal" style:font-weight-complex="normal"/>
    </style:style>
    <style:style style:name="T38" style:family="text">
      <style:text-properties fo:font-weight="normal" officeooo:rsid="006fa4e9" style:language-asian="tr" style:country-asian="TR" style:font-weight-asian="normal" style:font-weight-complex="normal"/>
    </style:style>
    <style:style style:name="T39" style:family="text">
      <style:text-properties fo:font-weight="normal" officeooo:rsid="00cc4e8e" style:language-asian="tr" style:country-asian="TR" style:font-weight-asian="normal" style:font-weight-complex="normal"/>
    </style:style>
    <style:style style:name="T40" style:family="text">
      <style:text-properties fo:font-weight="normal" officeooo:rsid="00f1ae08" style:language-asian="tr" style:country-asian="TR" style:font-weight-asian="normal" style:font-name-complex="Times New Roman" style:font-weight-complex="normal"/>
    </style:style>
    <style:style style:name="T41" style:family="text">
      <style:text-properties fo:font-weight="normal" officeooo:rsid="00276427" style:language-asian="tr" style:country-asian="TR" style:font-weight-asian="normal" style:font-name-complex="Times New Roman" style:font-weight-complex="normal"/>
    </style:style>
    <style:style style:name="T42" style:family="text">
      <style:text-properties fo:font-weight="normal" officeooo:rsid="00e6053e" style:language-asian="tr" style:country-asian="TR" style:font-weight-asian="normal" style:font-name-complex="Times New Roman" style:font-weight-complex="normal"/>
    </style:style>
    <style:style style:name="T43" style:family="text">
      <style:text-properties fo:font-weight="normal" officeooo:rsid="0075a0c7" style:language-asian="tr" style:country-asian="TR" style:font-weight-asian="normal" style:font-name-complex="Times New Roman" style:font-weight-complex="normal"/>
    </style:style>
    <style:style style:name="T44" style:family="text">
      <style:text-properties fo:font-weight="normal" officeooo:rsid="00443595" style:language-asian="tr" style:country-asian="TR" style:font-weight-asian="normal" style:font-name-complex="Times New Roman" style:font-weight-complex="normal"/>
    </style:style>
    <style:style style:name="T45" style:family="text">
      <style:text-properties fo:font-weight="normal" officeooo:rsid="00a1fb85" style:language-asian="tr" style:country-asian="TR" style:font-weight-asian="normal" style:font-name-complex="Times New Roman" style:font-weight-complex="normal"/>
    </style:style>
    <style:style style:name="T46" style:family="text">
      <style:text-properties fo:font-weight="normal" officeooo:rsid="0097ef5f" style:language-asian="tr" style:country-asian="TR" style:font-weight-asian="normal" style:font-name-complex="Times New Roman" style:font-weight-complex="normal"/>
    </style:style>
    <style:style style:name="T47" style:family="text">
      <style:text-properties fo:font-weight="normal" officeooo:rsid="00d136f4" style:language-asian="tr" style:country-asian="TR" style:font-weight-asian="normal" style:font-name-complex="Tahoma" style:font-weight-complex="normal"/>
    </style:style>
    <style:style style:name="T48" style:family="text">
      <style:text-properties fo:font-weight="normal" officeooo:rsid="004958df" style:language-asian="tr" style:country-asian="TR" style:font-weight-asian="normal" style:font-name-complex="Tahoma" style:font-weight-complex="normal"/>
    </style:style>
    <style:style style:name="T49" style:family="text">
      <style:text-properties fo:font-weight="normal" officeooo:rsid="00d43574" style:language-asian="tr" style:country-asian="TR" style:font-weight-asian="normal" style:font-name-complex="Tahoma" style:font-weight-complex="normal"/>
    </style:style>
    <style:style style:name="T50" style:family="text">
      <style:text-properties officeooo:rsid="00172ad1"/>
    </style:style>
    <style:style style:name="T51" style:family="text">
      <style:text-properties officeooo:rsid="001cc920"/>
    </style:style>
    <style:style style:name="T52" style:family="text">
      <style:text-properties officeooo:rsid="001e1f00"/>
    </style:style>
    <style:style style:name="T53" style:family="text">
      <style:text-properties fo:font-weight="bold" style:font-weight-asian="bold" style:font-weight-complex="bold"/>
    </style:style>
    <style:style style:name="T54" style:family="text">
      <style:text-properties fo:font-weight="bold" officeooo:rsid="00275b19" style:font-weight-asian="bold" style:font-weight-complex="bold"/>
    </style:style>
    <style:style style:name="T55" style:family="text">
      <style:text-properties fo:font-weight="bold" officeooo:rsid="002a4e45" style:font-weight-asian="bold" style:font-weight-complex="bold"/>
    </style:style>
    <style:style style:name="T56" style:family="text">
      <style:text-properties fo:font-weight="bold" officeooo:rsid="00455e00" style:font-weight-asian="bold" style:font-weight-complex="bold"/>
    </style:style>
    <style:style style:name="T57" style:family="text">
      <style:text-properties fo:font-weight="bold" officeooo:rsid="00d9884f" style:font-weight-asian="bold" style:font-weight-complex="bold"/>
    </style:style>
    <style:style style:name="T58" style:family="text">
      <style:text-properties fo:font-weight="bold" officeooo:rsid="00da5b80" style:font-weight-asian="bold" style:font-weight-complex="bold"/>
    </style:style>
    <style:style style:name="T59" style:family="text">
      <style:text-properties fo:font-weight="bold" officeooo:rsid="00eb071a" style:font-weight-asian="bold" style:font-weight-complex="bold"/>
    </style:style>
    <style:style style:name="T60" style:family="text">
      <style:text-properties fo:font-weight="bold" officeooo:rsid="00d136f4" style:font-weight-asian="bold" style:font-weight-complex="bold"/>
    </style:style>
    <style:style style:name="T61" style:family="text">
      <style:text-properties fo:font-weight="bold" officeooo:rsid="00f04c9d" style:font-weight-asian="bold" style:font-weight-complex="bold"/>
    </style:style>
    <style:style style:name="T62" style:family="text">
      <style:text-properties fo:font-weight="bold" officeooo:rsid="002bcdb2" style:font-weight-asian="bold" style:font-weight-complex="bold"/>
    </style:style>
    <style:style style:name="T63" style:family="text">
      <style:text-properties fo:font-weight="bold" officeooo:rsid="00677889" style:font-weight-asian="bold" style:font-weight-complex="bold"/>
    </style:style>
    <style:style style:name="T64" style:family="text">
      <style:text-properties fo:font-weight="bold" officeooo:rsid="009100a2" style:font-weight-asian="bold" style:font-weight-complex="bold"/>
    </style:style>
    <style:style style:name="T65" style:family="text">
      <style:text-properties fo:font-weight="bold" officeooo:rsid="00e41702" style:font-weight-asian="bold" style:font-weight-complex="bold"/>
    </style:style>
    <style:style style:name="T66" style:family="text">
      <style:text-properties fo:font-weight="bold" officeooo:rsid="00e333e6" style:font-weight-asian="bold" style:font-weight-complex="bold"/>
    </style:style>
    <style:style style:name="T67" style:family="text">
      <style:text-properties fo:font-weight="bold" officeooo:rsid="005192be" style:font-weight-asian="bold" style:font-weight-complex="bold"/>
    </style:style>
    <style:style style:name="T68" style:family="text">
      <style:text-properties fo:font-weight="bold" officeooo:rsid="00ecf545" style:font-weight-asian="bold" style:font-weight-complex="bold"/>
    </style:style>
    <style:style style:name="T69" style:family="text">
      <style:text-properties fo:font-weight="bold" officeooo:rsid="00ed0b73" style:font-weight-asian="bold" style:font-weight-complex="bold"/>
    </style:style>
    <style:style style:name="T70" style:family="text">
      <style:text-properties fo:font-weight="bold" officeooo:rsid="00ee1b8e" style:font-weight-asian="bold" style:font-weight-complex="bold"/>
    </style:style>
    <style:style style:name="T71" style:family="text">
      <style:text-properties fo:font-weight="bold" officeooo:rsid="00ef68e4" style:font-weight-asian="bold" style:font-weight-complex="bold"/>
    </style:style>
    <style:style style:name="T72" style:family="text">
      <style:text-properties fo:font-weight="bold" officeooo:rsid="00f2ef4c" style:font-weight-asian="bold" style:font-weight-complex="bold"/>
    </style:style>
    <style:style style:name="T73" style:family="text">
      <style:text-properties fo:font-weight="bold" officeooo:rsid="00f4e7c5" style:font-weight-asian="bold" style:font-weight-complex="bold"/>
    </style:style>
    <style:style style:name="T74" style:family="text">
      <style:text-properties fo:font-weight="bold" officeooo:rsid="00f519a8" style:font-weight-asian="bold" style:font-weight-complex="bold"/>
    </style:style>
    <style:style style:name="T75" style:family="text">
      <style:text-properties fo:font-weight="bold" officeooo:rsid="00f6ec4b" style:font-weight-asian="bold" style:font-weight-complex="bold"/>
    </style:style>
    <style:style style:name="T76" style:family="text">
      <style:text-properties fo:font-weight="bold" style:language-asian="tr" style:country-asian="TR" style:font-weight-asian="bold" style:font-name-complex="Times New Roman1" style:font-weight-complex="bold"/>
    </style:style>
    <style:style style:name="T77" style:family="text">
      <style:text-properties fo:font-weight="bold" officeooo:rsid="002bcdb2" style:language-asian="tr" style:country-asian="TR" style:font-weight-asian="bold" style:font-name-complex="Times New Roman1" style:font-weight-complex="bold"/>
    </style:style>
    <style:style style:name="T78" style:family="text">
      <style:text-properties fo:font-weight="bold" officeooo:rsid="003b129e" style:language-asian="tr" style:country-asian="TR" style:font-weight-asian="bold" style:font-name-complex="Times New Roman1" style:font-weight-complex="bold"/>
    </style:style>
    <style:style style:name="T79" style:family="text">
      <style:text-properties fo:font-weight="bold" officeooo:rsid="00d136f4" style:language-asian="tr" style:country-asian="TR" style:font-weight-asian="bold" style:font-name-complex="Times New Roman1" style:font-weight-complex="bold"/>
    </style:style>
    <style:style style:name="T80" style:family="text">
      <style:text-properties fo:font-weight="bold" officeooo:rsid="00d9884f" style:language-asian="tr" style:country-asian="TR" style:font-weight-asian="bold" style:font-name-complex="Times New Roman1" style:font-weight-complex="bold"/>
    </style:style>
    <style:style style:name="T81" style:family="text">
      <style:text-properties fo:font-weight="bold" officeooo:rsid="00df6fdc" style:language-asian="tr" style:country-asian="TR" style:font-weight-asian="bold" style:font-name-complex="Times New Roman1" style:font-weight-complex="bold"/>
    </style:style>
    <style:style style:name="T82" style:family="text">
      <style:text-properties fo:font-weight="bold" officeooo:rsid="00e3c204" style:language-asian="tr" style:country-asian="TR" style:font-weight-asian="bold" style:font-name-complex="Times New Roman1" style:font-weight-complex="bold"/>
    </style:style>
    <style:style style:name="T83" style:family="text">
      <style:text-properties fo:font-weight="bold" officeooo:rsid="005e4a91" style:language-asian="tr" style:country-asian="TR" style:font-weight-asian="bold" style:font-name-complex="Times New Roman1" style:font-weight-complex="bold"/>
    </style:style>
    <style:style style:name="T84" style:family="text">
      <style:text-properties fo:font-weight="bold" officeooo:rsid="00e14d31" style:language-asian="tr" style:country-asian="TR" style:font-weight-asian="bold" style:font-name-complex="Times New Roman1" style:font-weight-complex="bold"/>
    </style:style>
    <style:style style:name="T85" style:family="text">
      <style:text-properties fo:font-weight="bold" officeooo:rsid="00821128" style:language-asian="tr" style:country-asian="TR" style:font-weight-asian="bold" style:font-name-complex="Times New Roman1" style:font-weight-complex="bold"/>
    </style:style>
    <style:style style:name="T86" style:family="text">
      <style:text-properties fo:font-weight="bold" officeooo:rsid="006fa4e9" style:language-asian="tr" style:country-asian="TR" style:font-weight-asian="bold" style:font-name-complex="Times New Roman1" style:font-weight-complex="bold"/>
    </style:style>
    <style:style style:name="T87" style:family="text">
      <style:text-properties fo:font-weight="bold" officeooo:rsid="007ab96d" style:language-asian="tr" style:country-asian="TR" style:font-weight-asian="bold" style:font-name-complex="Times New Roman1" style:font-weight-complex="bold"/>
    </style:style>
    <style:style style:name="T88" style:family="text">
      <style:text-properties fo:font-weight="bold" officeooo:rsid="0078c540" style:language-asian="tr" style:country-asian="TR" style:font-weight-asian="bold" style:font-name-complex="Times New Roman1" style:font-weight-complex="bold"/>
    </style:style>
    <style:style style:name="T89" style:family="text">
      <style:text-properties fo:font-weight="bold" officeooo:rsid="00e333e6" style:language-asian="tr" style:country-asian="TR" style:font-weight-asian="bold" style:font-name-complex="Times New Roman1" style:font-weight-complex="bold"/>
    </style:style>
    <style:style style:name="T90" style:family="text">
      <style:text-properties fo:font-weight="bold" officeooo:rsid="00f04c9d" style:language-asian="tr" style:country-asian="TR" style:font-weight-asian="bold" style:font-name-complex="Times New Roman1" style:font-weight-complex="bold"/>
    </style:style>
    <style:style style:name="T91" style:family="text">
      <style:text-properties fo:font-weight="bold" officeooo:rsid="0097ef5f" style:language-asian="tr" style:country-asian="TR" style:font-weight-asian="bold" style:font-name-complex="Times New Roman1" style:font-weight-complex="bold"/>
    </style:style>
    <style:style style:name="T92" style:family="text">
      <style:text-properties fo:font-weight="bold" officeooo:rsid="00e41702" style:language-asian="tr" style:country-asian="TR" style:font-weight-asian="bold" style:font-name-complex="Times New Roman1" style:font-weight-complex="bold"/>
    </style:style>
    <style:style style:name="T93" style:family="text">
      <style:text-properties fo:font-weight="bold" officeooo:rsid="009100a2" style:language-asian="tr" style:country-asian="TR" style:font-weight-asian="bold" style:font-name-complex="Times New Roman1" style:font-weight-complex="bold"/>
    </style:style>
    <style:style style:name="T94" style:family="text">
      <style:text-properties fo:font-weight="bold" officeooo:rsid="007c8eb0" style:language-asian="tr" style:country-asian="TR" style:font-weight-asian="bold" style:font-name-complex="Times New Roman1" style:font-weight-complex="bold"/>
    </style:style>
    <style:style style:name="T95" style:family="text">
      <style:text-properties fo:font-weight="bold" officeooo:rsid="00f40513" style:language-asian="tr" style:country-asian="TR" style:font-weight-asian="bold" style:font-name-complex="Times New Roman1" style:font-weight-complex="bold"/>
    </style:style>
    <style:style style:name="T96" style:family="text">
      <style:text-properties fo:font-weight="bold" officeooo:rsid="00f4e7c5" style:language-asian="tr" style:country-asian="TR" style:font-weight-asian="bold" style:font-name-complex="Times New Roman1" style:font-weight-complex="bold"/>
    </style:style>
    <style:style style:name="T97" style:family="text">
      <style:text-properties fo:font-weight="bold" officeooo:rsid="00f519a8" style:language-asian="tr" style:country-asian="TR" style:font-weight-asian="bold" style:font-name-complex="Times New Roman1" style:font-weight-complex="bold"/>
    </style:style>
    <style:style style:name="T98" style:family="text">
      <style:text-properties fo:font-weight="bold" officeooo:rsid="00f14736" style:language-asian="tr" style:country-asian="TR" style:font-weight-asian="bold" style:font-name-complex="Times New Roman" style:font-weight-complex="bold"/>
    </style:style>
    <style:style style:name="T99" style:family="text">
      <style:text-properties fo:font-weight="bold" officeooo:rsid="00f4e7c5" style:language-asian="tr" style:country-asian="TR" style:font-weight-asian="bold" style:font-name-complex="Times New Roman" style:font-weight-complex="bold"/>
    </style:style>
    <style:style style:name="T100" style:family="text">
      <style:text-properties officeooo:rsid="0023f1ec"/>
    </style:style>
    <style:style style:name="T101" style:family="text">
      <style:text-properties fo:font-style="normal" fo:font-weight="bold" style:font-style-asian="normal" style:font-weight-asian="bold" style:font-name-complex="Times New Roman" style:font-weight-complex="normal"/>
    </style:style>
    <style:style style:name="T102" style:family="text">
      <style:text-properties fo:font-style="normal" fo:font-weight="bold" officeooo:rsid="00275b19" style:font-style-asian="normal" style:font-weight-asian="bold" style:font-name-complex="Times New Roman" style:font-weight-complex="normal"/>
    </style:style>
    <style:style style:name="T103" style:family="text">
      <style:text-properties fo:font-style="normal" fo:font-weight="bold" officeooo:rsid="002a4e45" style:font-style-asian="normal" style:font-weight-asian="bold" style:font-name-complex="Times New Roman" style:font-weight-complex="normal"/>
    </style:style>
    <style:style style:name="T104" style:family="text">
      <style:text-properties fo:font-style="normal" fo:font-weight="bold" officeooo:rsid="00d07306" style:language-asian="tr" style:country-asian="TR" style:font-style-asian="normal" style:font-weight-asian="bold" style:font-name-complex="Times New Roman" style:font-weight-complex="bold"/>
    </style:style>
    <style:style style:name="T105" style:family="text">
      <style:text-properties fo:font-style="normal" fo:font-weight="bold" officeooo:rsid="00e333e6" style:language-asian="tr" style:country-asian="TR" style:font-style-asian="normal" style:font-weight-asian="bold" style:font-name-complex="Times New Roman" style:font-weight-complex="bold"/>
    </style:style>
    <style:style style:name="T106" style:family="text">
      <style:text-properties fo:font-style="normal" fo:font-weight="bold" officeooo:rsid="00e3c204" style:language-asian="tr" style:country-asian="TR" style:font-style-asian="normal" style:font-weight-asian="bold" style:font-name-complex="Times New Roman" style:font-weight-complex="bold"/>
    </style:style>
    <style:style style:name="T107" style:family="text">
      <style:text-properties fo:font-style="normal" fo:font-weight="bold" officeooo:rsid="00e8add8" style:language-asian="tr" style:country-asian="TR" style:font-style-asian="normal" style:font-weight-asian="bold" style:font-name-complex="Times New Roman" style:font-weight-complex="bold"/>
    </style:style>
    <style:style style:name="T108" style:family="text">
      <style:text-properties fo:font-style="normal" fo:font-weight="normal" style:font-style-asian="normal" style:font-weight-asian="normal" style:font-name-complex="Times New Roman" style:font-weight-complex="normal"/>
    </style:style>
    <style:style style:name="T109" style:family="text">
      <style:text-properties fo:font-style="normal" fo:font-weight="normal" officeooo:rsid="0023f1ec" style:font-style-asian="normal" style:font-weight-asian="normal" style:font-name-complex="Times New Roman" style:font-weight-complex="normal"/>
    </style:style>
    <style:style style:name="T110" style:family="text">
      <style:text-properties fo:font-style="normal" fo:font-weight="normal" officeooo:rsid="002572b2" style:font-style-asian="normal" style:font-weight-asian="normal" style:font-name-complex="Times New Roman" style:font-weight-complex="normal"/>
    </style:style>
    <style:style style:name="T111" style:family="text">
      <style:text-properties fo:font-style="normal" fo:font-weight="normal" officeooo:rsid="00455e00" style:font-style-asian="normal" style:font-weight-asian="normal" style:font-name-complex="Times New Roman" style:font-weight-complex="normal"/>
    </style:style>
    <style:style style:name="T112" style:family="text">
      <style:text-properties fo:font-style="normal" fo:font-weight="normal" officeooo:rsid="0047d350" style:font-style-asian="normal" style:font-weight-asian="normal" style:font-name-complex="Times New Roman" style:font-weight-complex="normal"/>
    </style:style>
    <style:style style:name="T113" style:family="text">
      <style:text-properties fo:font-style="normal" fo:font-weight="normal" officeooo:rsid="00e340bf" style:language-asian="tr" style:country-asian="TR" style:font-style-asian="normal" style:font-weight-asian="normal" style:font-name-complex="Times New Roman1" style:font-style-complex="italic" style:font-weight-complex="normal"/>
    </style:style>
    <style:style style:name="T114" style:family="text">
      <style:text-properties fo:font-style="normal" fo:font-weight="normal" officeooo:rsid="00d136f4" style:language-asian="tr" style:country-asian="TR" style:font-style-asian="normal" style:font-weight-asian="normal" style:font-name-complex="Times New Roman1" style:font-style-complex="italic" style:font-weight-complex="normal"/>
    </style:style>
    <style:style style:name="T115" style:family="text">
      <style:text-properties fo:font-style="normal" fo:font-weight="normal" officeooo:rsid="007e3d08" style:language-asian="tr" style:country-asian="TR" style:font-style-asian="normal" style:font-weight-asian="normal" style:font-name-complex="Times New Roman1" style:font-style-complex="italic" style:font-weight-complex="normal"/>
    </style:style>
    <style:style style:name="T116" style:family="text">
      <style:text-properties fo:font-style="normal" fo:font-weight="normal" officeooo:rsid="00e333e6" style:language-asian="tr" style:country-asian="TR" style:font-style-asian="normal" style:font-weight-asian="normal" style:font-name-complex="Times New Roman1" style:font-style-complex="italic" style:font-weight-complex="normal"/>
    </style:style>
    <style:style style:name="T117" style:family="text">
      <style:text-properties fo:font-style="normal" fo:font-weight="normal" officeooo:rsid="007390b8" style:language-asian="tr" style:country-asian="TR" style:font-style-asian="normal" style:font-weight-asian="normal" style:font-name-complex="Times New Roman" style:font-weight-complex="normal"/>
    </style:style>
    <style:style style:name="T118" style:family="text">
      <style:text-properties fo:font-style="normal" style:font-style-asian="normal" style:font-style-complex="normal"/>
    </style:style>
    <style:style style:name="T119" style:family="text">
      <style:text-properties fo:font-style="normal" officeooo:rsid="00248930" style:font-style-asian="normal" style:font-style-complex="normal"/>
    </style:style>
    <style:style style:name="T120" style:family="text">
      <style:text-properties fo:font-style="normal" style:text-underline-style="none" fo:font-weight="normal" officeooo:rsid="0078c540" style:language-asian="tr" style:country-asian="TR" style:font-style-asian="normal" style:font-weight-asian="normal" style:font-name-complex="Times New Roman1" style:font-style-complex="italic" style:font-weight-complex="normal"/>
    </style:style>
    <style:style style:name="T121" style:family="text">
      <style:text-properties fo:font-style="normal" style:text-underline-style="none" fo:font-weight="normal" officeooo:rsid="00e333e6" style:language-asian="tr" style:country-asian="TR" style:font-style-asian="normal" style:font-weight-asian="normal" style:font-name-complex="Times New Roman1" style:font-style-complex="italic" style:font-weight-complex="normal"/>
    </style:style>
    <style:style style:name="T122" style:family="text">
      <style:text-properties fo:language="tr" fo:country="TR" style:font-name-complex="Times New Roman"/>
    </style:style>
    <style:style style:name="T123" style:family="text">
      <style:text-properties fo:language="tr" fo:country="TR" officeooo:rsid="00172ad1" style:font-name-complex="Times New Roman"/>
    </style:style>
    <style:style style:name="T124" style:family="text">
      <style:text-properties fo:language="tr" fo:country="TR" officeooo:rsid="0043c25c" style:font-name-complex="Times New Roman"/>
    </style:style>
    <style:style style:name="T125" style:family="text">
      <style:text-properties fo:language="tr" fo:country="TR" officeooo:rsid="004c1294" style:font-name-complex="Times New Roman"/>
    </style:style>
    <style:style style:name="T126" style:family="text">
      <style:text-properties fo:language="tr" fo:country="TR" officeooo:rsid="00b0e99e" style:font-name-complex="Times New Roman"/>
    </style:style>
    <style:style style:name="T127" style:family="text">
      <style:text-properties fo:language="tr" fo:country="TR" officeooo:rsid="00f519a8" style:font-name-complex="Times New Roman"/>
    </style:style>
    <style:style style:name="T128" style:family="text">
      <style:text-properties style:language-asian="tr" style:country-asian="TR" style:font-name-complex="Times New Roman1"/>
    </style:style>
    <style:style style:name="T129" style:family="text">
      <style:text-properties officeooo:rsid="0013e64a" style:language-asian="tr" style:country-asian="TR" style:font-name-complex="Times New Roman1"/>
    </style:style>
    <style:style style:name="T130" style:family="text">
      <style:text-properties officeooo:rsid="003b129e" style:language-asian="tr" style:country-asian="TR" style:font-name-complex="Times New Roman1"/>
    </style:style>
    <style:style style:name="T131" style:family="text">
      <style:text-properties officeooo:rsid="0022f6e7" style:language-asian="tr" style:country-asian="TR" style:font-name-complex="Times New Roman1"/>
    </style:style>
    <style:style style:name="T132" style:family="text">
      <style:text-properties officeooo:rsid="003c9814" style:language-asian="tr" style:country-asian="TR" style:font-name-complex="Times New Roman1"/>
    </style:style>
    <style:style style:name="T133" style:family="text">
      <style:text-properties officeooo:rsid="003d13be" style:language-asian="tr" style:country-asian="TR" style:font-name-complex="Times New Roman1"/>
    </style:style>
    <style:style style:name="T134" style:family="text">
      <style:text-properties officeooo:rsid="00467d30" style:language-asian="tr" style:country-asian="TR" style:font-name-complex="Times New Roman1"/>
    </style:style>
    <style:style style:name="T135" style:family="text">
      <style:text-properties officeooo:rsid="004958df" style:language-asian="tr" style:country-asian="TR" style:font-name-complex="Times New Roman1"/>
    </style:style>
    <style:style style:name="T136" style:family="text">
      <style:text-properties officeooo:rsid="0047d350" style:language-asian="tr" style:country-asian="TR" style:font-name-complex="Times New Roman1"/>
    </style:style>
    <style:style style:name="T137" style:family="text">
      <style:text-properties officeooo:rsid="00348da0" style:language-asian="tr" style:country-asian="TR" style:font-name-complex="Times New Roman1"/>
    </style:style>
    <style:style style:name="T138" style:family="text">
      <style:text-properties officeooo:rsid="006bae34" style:language-asian="tr" style:country-asian="TR" style:font-name-complex="Times New Roman1"/>
    </style:style>
    <style:style style:name="T139" style:family="text">
      <style:text-properties officeooo:rsid="0097ef5f" style:language-asian="tr" style:country-asian="TR" style:font-name-complex="Times New Roman1"/>
    </style:style>
    <style:style style:name="T140" style:family="text">
      <style:text-properties officeooo:rsid="008676e7" style:language-asian="tr" style:country-asian="TR" style:font-name-complex="Times New Roman1"/>
    </style:style>
    <style:style style:name="T141" style:family="text">
      <style:text-properties officeooo:rsid="003c3a02" style:language-asian="tr" style:country-asian="TR" style:font-name-complex="Times New Roman1"/>
    </style:style>
    <style:style style:name="T142" style:family="text">
      <style:text-properties officeooo:rsid="004a1f33" style:language-asian="tr" style:country-asian="TR" style:font-name-complex="Times New Roman1"/>
    </style:style>
    <style:style style:name="T143" style:family="text">
      <style:text-properties officeooo:rsid="005e4a91" style:language-asian="tr" style:country-asian="TR" style:font-name-complex="Times New Roman1"/>
    </style:style>
    <style:style style:name="T144" style:family="text">
      <style:text-properties officeooo:rsid="00821128" style:language-asian="tr" style:country-asian="TR" style:font-name-complex="Times New Roman1"/>
    </style:style>
    <style:style style:name="T145" style:family="text">
      <style:text-properties officeooo:rsid="00f1ae08" style:language-asian="tr" style:country-asian="TR" style:font-name-complex="Times New Roman1"/>
    </style:style>
    <style:style style:name="T146" style:family="text">
      <style:text-properties officeooo:rsid="00e333e6" style:language-asian="tr" style:country-asian="TR" style:font-name-complex="Times New Roman1"/>
    </style:style>
    <style:style style:name="T147" style:family="text">
      <style:text-properties style:language-asian="tr" style:country-asian="TR" style:font-name-complex="Tahoma"/>
    </style:style>
    <style:style style:name="T148" style:family="text">
      <style:text-properties officeooo:rsid="003b129e" style:language-asian="tr" style:country-asian="TR" style:font-name-complex="Tahoma"/>
    </style:style>
    <style:style style:name="T149" style:family="text">
      <style:text-properties officeooo:rsid="004958df" style:language-asian="tr" style:country-asian="TR" style:font-name-complex="Tahoma"/>
    </style:style>
    <style:style style:name="T150" style:family="text">
      <style:text-properties officeooo:rsid="006bae34" style:language-asian="tr" style:country-asian="TR" style:font-name-complex="Tahoma"/>
    </style:style>
    <style:style style:name="T151" style:family="text">
      <style:text-properties officeooo:rsid="00374a74" style:language-asian="tr" style:country-asian="TR"/>
    </style:style>
    <style:style style:name="T152" style:family="text">
      <style:text-properties officeooo:rsid="0014a809" style:language-asian="tr" style:country-asian="TR"/>
    </style:style>
    <style:style style:name="T153" style:family="text">
      <style:text-properties officeooo:rsid="0075a0c7" style:language-asian="tr" style:country-asian="TR" style:font-name-complex="Times New Roman"/>
    </style:style>
    <style:style style:name="T154" style:family="text">
      <style:text-properties officeooo:rsid="00f14736" style:language-asian="tr" style:country-asian="TR" style:font-name-complex="Times New Roman"/>
    </style:style>
    <style:style style:name="T155" style:family="text">
      <style:text-properties officeooo:rsid="00f4e7c5" style:language-asian="tr" style:country-asian="TR" style:font-name-complex="Times New Roman"/>
    </style:style>
    <style:style style:name="T156" style:family="text">
      <style:text-properties officeooo:rsid="00347560"/>
    </style:style>
    <style:style style:name="T157" style:family="text">
      <style:text-properties fo:font-style="italic" style:text-underline-style="solid" style:text-underline-width="auto" style:text-underline-color="font-color" fo:font-weight="bold" style:font-style-asian="italic" style:font-weight-asian="bold"/>
    </style:style>
    <style:style style:name="T15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59"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60"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style>
    <style:style style:name="T161"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1"/>
    </style:style>
    <style:style style:name="T162" style:family="text">
      <style:text-properties fo:font-style="italic" style:text-underline-style="solid" style:text-underline-width="auto" style:text-underline-color="font-color" fo:font-weight="bold" officeooo:rsid="00eb071a" style:language-asian="tr" style:country-asian="TR" style:font-style-asian="italic" style:font-weight-asian="bold" style:font-name-complex="Times New Roman1"/>
    </style:style>
    <style:style style:name="T163" style:family="text">
      <style:text-properties fo:font-style="italic" fo:font-weight="bold" style:language-asian="tr" style:country-asian="TR" style:font-style-asian="italic" style:font-weight-asian="bold" style:font-name-complex="Times New Roman1"/>
    </style:style>
    <style:style style:name="T164" style:family="text">
      <style:text-properties fo:font-style="italic" fo:font-weight="bold" style:language-asian="tr" style:country-asian="TR" style:font-style-asian="italic" style:font-weight-asian="bold" style:font-name-complex="Times New Roman1" style:font-style-complex="italic" style:font-weight-complex="bold"/>
    </style:style>
    <style:style style:name="T165" style:family="text">
      <style:text-properties fo:font-style="italic" fo:font-weight="normal" style:language-asian="tr" style:country-asian="TR" style:font-style-asian="italic" style:font-weight-asian="normal" style:font-name-complex="Times New Roman1" style:font-style-complex="italic" style:font-weight-complex="normal"/>
    </style:style>
    <style:style style:name="T166" style:family="text">
      <style:text-properties fo:font-style="italic" fo:font-weight="normal" officeooo:rsid="0047d350" style:language-asian="tr" style:country-asian="TR" style:font-style-asian="italic" style:font-weight-asian="normal" style:font-name-complex="Times New Roman1" style:font-style-complex="italic" style:font-weight-complex="normal"/>
    </style:style>
    <style:style style:name="T167" style:family="text">
      <style:text-properties fo:font-style="italic" fo:font-weight="normal" officeooo:rsid="005915ab" style:language-asian="tr" style:country-asian="TR" style:font-style-asian="italic" style:font-weight-asian="normal" style:font-name-complex="Times New Roman1" style:font-style-complex="italic" style:font-weight-complex="normal"/>
    </style:style>
    <style:style style:name="T168" style:family="text">
      <style:text-properties fo:font-style="italic" fo:font-weight="normal" style:language-asian="tr" style:country-asian="TR" style:font-style-asian="italic" style:font-weight-asian="normal" style:font-name-complex="Times New Roman1" style:font-weight-complex="normal"/>
    </style:style>
    <style:style style:name="T169" style:family="text">
      <style:text-properties fo:font-style="italic" fo:font-weight="normal" officeooo:rsid="008af4ba" style:language-asian="tr" style:country-asian="TR" style:font-style-asian="italic" style:font-weight-asian="normal" style:font-name-complex="Times New Roman1" style:font-weight-complex="normal"/>
    </style:style>
    <style:style style:name="T170" style:family="text">
      <style:text-properties fo:font-style="italic" fo:font-weight="normal" officeooo:rsid="007390b8" style:language-asian="tr" style:country-asian="TR" style:font-style-asian="italic" style:font-weight-asian="normal" style:font-name-complex="Times New Roman" style:font-style-complex="italic" style:font-weight-complex="normal"/>
    </style:style>
    <style:style style:name="T171" style:family="text">
      <style:text-properties fo:font-style="italic" fo:font-weight="normal" officeooo:rsid="00e8add8" style:font-style-asian="italic" style:font-weight-asian="normal" style:font-name-complex="Times New Roman" style:font-style-complex="italic" style:font-weight-complex="normal"/>
    </style:style>
    <style:style style:name="T172" style:family="text">
      <style:text-properties fo:font-style="italic" style:font-style-asian="italic" style:font-style-complex="italic"/>
    </style:style>
    <style:style style:name="T173" style:family="text">
      <style:text-properties fo:font-style="italic" style:language-asian="tr" style:country-asian="TR" style:font-style-asian="italic" style:font-name-complex="Times New Roman1" style:font-style-complex="italic"/>
    </style:style>
    <style:style style:name="T174" style:family="text">
      <style:text-properties fo:font-style="italic" officeooo:rsid="003b129e" style:language-asian="tr" style:country-asian="TR" style:font-style-asian="italic" style:font-name-complex="Times New Roman1" style:font-style-complex="italic"/>
    </style:style>
    <style:style style:name="T175" style:family="text">
      <style:text-properties fo:font-style="italic" officeooo:rsid="0047d350" style:language-asian="tr" style:country-asian="TR" style:font-style-asian="italic" style:font-name-complex="Times New Roman1" style:font-style-complex="italic"/>
    </style:style>
    <style:style style:name="T176" style:family="text">
      <style:text-properties fo:font-style="italic" officeooo:rsid="00e8f33b" style:language-asian="tr" style:country-asian="TR" style:font-style-asian="italic" style:font-name-complex="Times New Roman1" style:font-style-complex="italic"/>
    </style:style>
    <style:style style:name="T177" style:family="text">
      <style:text-properties fo:font-style="italic" officeooo:rsid="00821128" style:language-asian="tr" style:country-asian="TR" style:font-style-asian="italic" style:font-name-complex="Times New Roman1" style:font-style-complex="italic"/>
    </style:style>
    <style:style style:name="T178" style:family="text">
      <style:text-properties fo:font-style="italic" style:text-underline-style="none" fo:font-weight="bold" style:language-asian="tr" style:country-asian="TR" style:font-style-asian="italic" style:font-weight-asian="bold" style:font-name-complex="Times New Roman1"/>
    </style:style>
    <style:style style:name="T179" style:family="text">
      <style:text-properties fo:font-style="italic" style:text-underline-style="none" fo:font-weight="bold" officeooo:rsid="0047d350" style:language-asian="tr" style:country-asian="TR" style:font-style-asian="italic" style:font-weight-asian="bold" style:font-name-complex="Times New Roman1"/>
    </style:style>
    <style:style style:name="T180" style:family="text">
      <style:text-properties fo:font-style="italic" style:text-underline-style="none" fo:font-weight="bold" officeooo:rsid="00eb071a" style:language-asian="tr" style:country-asian="TR" style:font-style-asian="italic" style:font-weight-asian="bold" style:font-name-complex="Times New Roman1" style:font-style-complex="italic"/>
    </style:style>
    <style:style style:name="T181" style:family="text">
      <style:text-properties fo:font-style="italic" style:text-underline-style="none" fo:font-weight="normal" officeooo:rsid="00e14d31" style:language-asian="tr" style:country-asian="TR" style:font-style-asian="italic" style:font-weight-asian="normal" style:font-name-complex="Times New Roman1" style:font-weight-complex="normal"/>
    </style:style>
    <style:style style:name="T182" style:family="text">
      <style:text-properties fo:font-style="italic" style:text-underline-style="none" fo:font-weight="normal" style:language-asian="tr" style:country-asian="TR" style:font-style-asian="italic" style:font-weight-asian="normal" style:font-name-complex="Times New Roman1" style:font-style-complex="italic" style:font-weight-complex="normal"/>
    </style:style>
    <style:style style:name="T183" style:family="text">
      <style:text-properties fo:font-style="italic" style:text-underline-style="none" fo:font-weight="normal" officeooo:rsid="0078c540" style:language-asian="tr" style:country-asian="TR" style:font-style-asian="italic" style:font-weight-asian="normal" style:font-name-complex="Times New Roman1" style:font-style-complex="italic" style:font-weight-complex="normal"/>
    </style:style>
    <style:style style:name="T184" style:family="text">
      <style:text-properties fo:font-style="italic" style:text-underline-style="none" fo:font-weight="normal" officeooo:rsid="00496a67" style:language-asian="tr" style:country-asian="TR" style:font-style-asian="italic" style:font-weight-asian="normal" style:font-name-complex="Times New Roman1" style:font-style-complex="italic" style:font-weight-complex="normal"/>
    </style:style>
    <style:style style:name="T185" style:family="text">
      <style:text-properties officeooo:rsid="004d17d8"/>
    </style:style>
    <style:style style:name="T186" style:family="text">
      <style:text-properties officeooo:rsid="006bae34"/>
    </style:style>
    <style:style style:name="T187" style:family="text">
      <style:text-properties style:text-underline-style="solid" style:text-underline-width="auto" style:text-underline-color="font-color"/>
    </style:style>
    <style:style style:name="T188" style:family="text">
      <style:text-properties style:text-underline-style="solid" style:text-underline-width="auto" style:text-underline-color="font-color" officeooo:rsid="006bae34"/>
    </style:style>
    <style:style style:name="T189" style:family="text">
      <style:text-properties style:text-underline-style="solid" style:text-underline-width="auto" style:text-underline-color="font-color" fo:font-weight="normal" officeooo:rsid="00f1ae08" style:font-weight-asian="normal" style:font-name-complex="Tahoma" style:font-weight-complex="normal"/>
    </style:style>
    <style:style style:name="T190" style:family="text">
      <style:text-properties style:text-underline-style="solid" style:text-underline-width="auto" style:text-underline-color="font-color" fo:font-weight="normal" officeooo:rsid="00e6053e" style:font-weight-asian="normal" style:font-name-complex="Tahoma" style:font-weight-complex="normal"/>
    </style:style>
    <style:style style:name="T191" style:family="text">
      <style:text-properties style:text-underline-style="solid" style:text-underline-width="auto" style:text-underline-color="font-color" fo:font-weight="normal" officeooo:rsid="008f180f" style:font-weight-asian="normal" style:font-name-complex="Tahoma" style:font-weight-complex="normal"/>
    </style:style>
    <style:style style:name="T192" style:family="text">
      <style:text-properties style:text-underline-style="solid" style:text-underline-width="auto" style:text-underline-color="font-color" fo:font-weight="normal" officeooo:rsid="009100a2" style:font-weight-asian="normal" style:font-name-complex="Tahoma" style:font-weight-complex="normal"/>
    </style:style>
    <style:style style:name="T193" style:family="text">
      <style:text-properties style:text-underline-style="solid" style:text-underline-width="auto" style:text-underline-color="font-color" fo:font-weight="normal" officeooo:rsid="00f75d4d" style:font-weight-asian="normal" style:font-name-complex="Tahoma" style:font-weight-complex="normal"/>
    </style:style>
    <style:style style:name="T194" style:family="text">
      <style:text-properties style:text-underline-style="solid" style:text-underline-width="auto" style:text-underline-color="font-color" fo:font-weight="normal" officeooo:rsid="00e41702" style:font-weight-asian="normal" style:font-weight-complex="normal"/>
    </style:style>
    <style:style style:name="T195" style:family="text">
      <style:text-properties officeooo:rsid="008676e7"/>
    </style:style>
    <style:style style:name="T196" style:family="text">
      <style:text-properties fo:color="#000000" loext:opacity="100%" style:text-outline="false" style:text-line-through-style="none" style:text-line-through-type="none" fo:font-size="12pt" fo:font-style="normal" fo:text-shadow="none" style:text-underline-style="none" fo:font-weight="normal" officeooo:rsid="00ee1b8e" style:font-size-asian="12pt" style:language-asian="tr" style:country-asian="TR" style:font-style-asian="normal" style:font-weight-asian="normal" style:font-name-complex="Times New Roman1" style:font-size-complex="12pt" style:font-style-complex="normal" style:font-weight-complex="normal" style:text-emphasize="none"/>
    </style:style>
    <style:style style:name="T197" style:family="text">
      <style:text-properties fo:color="#000000" loext:opacity="100%" style:text-outline="false" style:text-line-through-style="none" style:text-line-through-type="none" fo:font-size="12pt" fo:font-style="normal" fo:text-shadow="none" style:text-underline-style="none" fo:font-weight="normal" officeooo:rsid="00950a87" style:font-size-asian="12pt" style:language-asian="tr" style:country-asian="TR" style:font-style-asian="normal" style:font-weight-asian="normal" style:font-name-complex="Times New Roman1" style:font-size-complex="12pt" style:font-style-complex="normal" style:font-weight-complex="normal" style:text-emphasize="none"/>
    </style:style>
    <style:style style:name="T198" style:family="text">
      <style:text-properties officeooo:rsid="00b8b0f5"/>
    </style:style>
    <style:style style:name="T199" style:family="text">
      <style:text-properties officeooo:rsid="00cc4e8e"/>
    </style:style>
    <style:style style:name="T200" style:family="text">
      <style:text-properties officeooo:rsid="00cddedd"/>
    </style:style>
    <style:style style:name="T201" style:family="text">
      <style:text-properties officeooo:rsid="00677889"/>
    </style:style>
    <style:style style:name="T202" style:family="text">
      <style:text-properties officeooo:rsid="00708598"/>
    </style:style>
    <style:style style:name="T203" style:family="text">
      <style:text-properties fo:font-size="12pt" fo:font-style="italic" style:font-size-asian="12pt" style:language-asian="tr" style:country-asian="TR" style:font-style-asian="italic" style:font-name-complex="Times New Roman1" style:font-size-complex="12pt" style:font-style-complex="italic"/>
    </style:style>
    <style:style style:name="T204" style:family="text">
      <style:text-properties fo:font-size="12pt" fo:font-style="italic" officeooo:rsid="0047d350" style:font-size-asian="12pt" style:language-asian="tr" style:country-asian="TR" style:font-style-asian="italic" style:font-name-complex="Times New Roman1" style:font-size-complex="12pt" style:font-style-complex="italic"/>
    </style:style>
    <style:style style:name="T205" style:family="text">
      <style:text-properties fo:font-size="12pt" fo:font-style="italic" style:text-underline-style="solid" style:text-underline-width="auto" style:text-underline-color="font-color" fo:font-weight="bold" officeooo:rsid="00ecf545" style:font-size-asian="12pt" style:language-asian="tr" style:country-asian="TR" style:font-style-asian="italic" style:font-weight-asian="bold" style:font-name-complex="Times New Roman1" style:font-size-complex="12pt" style:font-style-complex="italic" style:font-weight-complex="bold"/>
    </style:style>
    <style:style style:name="T206" style:family="text">
      <style:text-properties fo:font-size="12pt" fo:font-style="italic" style:text-underline-style="solid" style:text-underline-width="auto" style:text-underline-color="font-color" fo:font-weight="bold" officeooo:rsid="00f1ae08" style:font-size-asian="12pt" style:language-asian="tr" style:country-asian="TR" style:font-style-asian="italic" style:font-weight-asian="bold" style:font-name-complex="Times New Roman1" style:font-size-complex="12pt" style:font-style-complex="italic" style:font-weight-complex="bold"/>
    </style:style>
    <style:style style:name="T207" style:family="text">
      <style:text-properties fo:font-size="12pt" fo:font-style="italic" style:text-underline-style="solid" style:text-underline-width="auto" style:text-underline-color="font-color" fo:font-weight="bold" officeooo:rsid="00eb071a" style:font-size-asian="12pt" style:language-asian="tr" style:country-asian="TR" style:font-style-asian="italic" style:font-weight-asian="bold" style:font-name-complex="Times New Roman1" style:font-size-complex="12pt" style:font-style-complex="italic" style:font-weight-complex="bold"/>
    </style:style>
    <style:style style:name="T208" style:family="text">
      <style:text-properties fo:font-size="12pt" style:font-size-asian="12pt" style:language-asian="tr" style:country-asian="TR" style:font-name-complex="Times New Roman1" style:font-size-complex="12pt"/>
    </style:style>
    <style:style style:name="T209" style:family="text">
      <style:text-properties fo:font-size="12pt" officeooo:rsid="008676e7" style:font-size-asian="12pt" style:language-asian="tr" style:country-asian="TR" style:font-name-complex="Times New Roman1" style:font-size-complex="12pt"/>
    </style:style>
    <style:style style:name="T210" style:family="text">
      <style:text-properties fo:font-size="12pt" officeooo:rsid="00c5822c" style:font-size-asian="12pt" style:language-asian="tr" style:country-asian="TR" style:font-name-complex="Times New Roman1" style:font-size-complex="12pt"/>
    </style:style>
    <style:style style:name="T211" style:family="text">
      <style:text-properties fo:font-size="12pt" officeooo:rsid="00c5d15f" style:font-size-asian="12pt" style:language-asian="tr" style:country-asian="TR" style:font-name-complex="Times New Roman1" style:font-size-complex="12pt"/>
    </style:style>
    <style:style style:name="T212" style:family="text">
      <style:text-properties fo:font-size="12pt" fo:font-weight="normal" style:font-size-asian="12pt" style:language-asian="tr" style:country-asian="TR" style:font-weight-asian="normal" style:font-name-complex="Times New Roman1" style:font-size-complex="12pt" style:font-weight-complex="normal"/>
    </style:style>
    <style:style style:name="T213" style:family="text">
      <style:text-properties fo:font-size="12pt" fo:font-weight="normal" officeooo:rsid="00821128" style:font-size-asian="12pt" style:language-asian="tr" style:country-asian="TR" style:font-weight-asian="normal" style:font-name-complex="Times New Roman1" style:font-size-complex="12pt" style:font-weight-complex="normal"/>
    </style:style>
    <style:style style:name="T214" style:family="text">
      <style:text-properties fo:font-size="12pt" fo:font-weight="normal" officeooo:rsid="00708598" style:font-size-asian="12pt" style:language-asian="tr" style:country-asian="TR" style:font-weight-asian="normal" style:font-name-complex="Times New Roman1" style:font-size-complex="12pt" style:font-weight-complex="normal"/>
    </style:style>
    <style:style style:name="T215" style:family="text">
      <style:text-properties fo:font-size="12pt" fo:font-weight="normal" officeooo:rsid="00c2b0f9" style:font-size-asian="12pt" style:language-asian="tr" style:country-asian="TR" style:font-weight-asian="normal" style:font-name-complex="Times New Roman1" style:font-size-complex="12pt" style:font-weight-complex="normal"/>
    </style:style>
    <style:style style:name="T216" style:family="text">
      <style:text-properties fo:font-size="12pt" fo:font-weight="normal" officeooo:rsid="00c5822c" style:font-size-asian="12pt" style:language-asian="tr" style:country-asian="TR" style:font-weight-asian="normal" style:font-name-complex="Times New Roman1" style:font-size-complex="12pt" style:font-weight-complex="normal"/>
    </style:style>
    <style:style style:name="T217" style:family="text">
      <style:text-properties fo:font-size="12pt" fo:font-weight="normal" officeooo:rsid="00c537e7" style:font-size-asian="12pt" style:language-asian="tr" style:country-asian="TR" style:font-weight-asian="normal" style:font-name-complex="Times New Roman1" style:font-size-complex="12pt" style:font-weight-complex="normal"/>
    </style:style>
    <style:style style:name="T218" style:family="text">
      <style:text-properties fo:font-size="12pt" fo:font-weight="normal" officeooo:rsid="00cb5772" style:font-size-asian="12pt" style:language-asian="tr" style:country-asian="TR" style:font-weight-asian="normal" style:font-name-complex="Times New Roman1" style:font-size-complex="12pt" style:font-weight-complex="normal"/>
    </style:style>
    <style:style style:name="T219" style:family="text">
      <style:text-properties fo:font-size="12pt" fo:font-weight="normal" officeooo:rsid="00cddedd" style:font-size-asian="12pt" style:language-asian="tr" style:country-asian="TR" style:font-weight-asian="normal" style:font-name-complex="Times New Roman1" style:font-size-complex="12pt" style:font-weight-complex="normal"/>
    </style:style>
    <style:style style:name="T220" style:family="text">
      <style:text-properties fo:font-size="12pt" fo:font-weight="normal" officeooo:rsid="00d55402" style:font-size-asian="12pt" style:language-asian="tr" style:country-asian="TR" style:font-weight-asian="normal" style:font-name-complex="Times New Roman1" style:font-size-complex="12pt" style:font-weight-complex="normal"/>
    </style:style>
    <style:style style:name="T221" style:family="text">
      <style:text-properties fo:font-size="12pt" fo:font-weight="normal" officeooo:rsid="00c5d15f" style:font-size-asian="12pt" style:language-asian="tr" style:country-asian="TR" style:font-weight-asian="normal" style:font-name-complex="Times New Roman1" style:font-size-complex="12pt" style:font-weight-complex="normal"/>
    </style:style>
    <style:style style:name="T222" style:family="text">
      <style:text-properties fo:font-size="12pt" fo:font-style="normal" style:text-underline-style="none" fo:font-weight="normal" officeooo:rsid="002b0bb3" style:font-size-asian="12pt" style:language-asian="tr" style:country-asian="TR" style:font-style-asian="normal" style:font-weight-asian="normal" style:font-name-complex="Times New Roman1" style:font-size-complex="12pt" style:font-style-complex="normal" style:font-weight-complex="normal"/>
    </style:style>
    <style:style style:name="T223" style:family="text">
      <style:text-properties fo:font-size="12pt" fo:font-style="normal" style:text-underline-style="none" fo:font-weight="normal" officeooo:rsid="004c1294" style:font-size-asian="12pt" style:language-asian="tr" style:country-asian="TR" style:font-style-asian="normal" style:font-weight-asian="normal" style:font-name-complex="Times New Roman1" style:font-size-complex="12pt" style:font-style-complex="normal" style:font-weight-complex="normal"/>
    </style:style>
    <style:style style:name="T224" style:family="text">
      <style:text-properties fo:font-size="12pt" fo:font-style="normal" style:text-underline-style="none" fo:font-weight="normal" officeooo:rsid="00f190da" style:font-size-asian="12pt" style:language-asian="tr" style:country-asian="TR" style:font-style-asian="normal" style:font-weight-asian="normal" style:font-name-complex="Times New Roman1" style:font-size-complex="12pt" style:font-style-complex="normal" style:font-weight-complex="normal"/>
    </style:style>
    <style:style style:name="T225" style:family="text">
      <style:text-properties fo:font-size="12pt" fo:font-style="normal" style:text-underline-style="none" fo:font-weight="normal" officeooo:rsid="00ee1b8e" style:font-size-asian="12pt" style:language-asian="tr" style:country-asian="TR" style:font-style-asian="normal" style:font-weight-asian="normal" style:font-name-complex="Times New Roman1" style:font-size-complex="12pt" style:font-style-complex="normal" style:font-weight-complex="normal"/>
    </style:style>
    <style:style style:name="T226" style:family="text">
      <style:text-properties fo:font-size="12pt" fo:font-style="normal" style:text-underline-style="none" fo:font-weight="normal" officeooo:rsid="001ab6fb" style:font-size-asian="12pt" style:language-asian="tr" style:country-asian="TR" style:font-style-asian="normal" style:font-weight-asian="normal" style:font-name-complex="Times New Roman1" style:font-size-complex="12pt" style:font-style-complex="normal" style:font-weight-complex="normal"/>
    </style:style>
    <style:style style:name="T227" style:family="text">
      <style:text-properties fo:font-size="12pt" fo:font-style="normal" style:text-underline-style="none" fo:font-weight="normal" officeooo:rsid="00875977" style:font-size-asian="12pt" style:language-asian="tr" style:country-asian="TR" style:font-style-asian="normal" style:font-weight-asian="normal" style:font-name-complex="Times New Roman1" style:font-size-complex="12pt" style:font-style-complex="normal" style:font-weight-complex="normal"/>
    </style:style>
    <style:style style:name="T228" style:family="text">
      <style:text-properties fo:font-size="12pt" fo:font-style="normal" style:text-underline-style="none" fo:font-weight="normal" officeooo:rsid="00512536" style:font-size-asian="12pt" style:language-asian="tr" style:country-asian="TR" style:font-style-asian="normal" style:font-weight-asian="normal" style:font-name-complex="Times New Roman1" style:font-size-complex="12pt" style:font-style-complex="normal" style:font-weight-complex="normal"/>
    </style:style>
    <style:style style:name="T229" style:family="text">
      <style:text-properties fo:font-size="12pt" fo:font-style="normal" style:text-underline-style="none" fo:font-weight="normal" officeooo:rsid="003d6035" style:font-size-asian="12pt" style:language-asian="tr" style:country-asian="TR" style:font-style-asian="normal" style:font-weight-asian="normal" style:font-name-complex="Times New Roman1" style:font-size-complex="12pt" style:font-style-complex="normal" style:font-weight-complex="normal"/>
    </style:style>
    <style:style style:name="T230" style:family="text">
      <style:text-properties fo:font-size="12pt" fo:font-style="normal" style:text-underline-style="none" fo:font-weight="normal" officeooo:rsid="0013588f" style:font-size-asian="12pt" style:language-asian="tr" style:country-asian="TR" style:font-style-asian="normal" style:font-weight-asian="normal" style:font-name-complex="Times New Roman1" style:font-size-complex="12pt" style:font-style-complex="normal" style:font-weight-complex="normal"/>
    </style:style>
    <style:style style:name="T231" style:family="text">
      <style:text-properties fo:font-size="12pt" fo:font-style="normal" style:text-underline-style="none" fo:font-weight="normal" officeooo:rsid="003b129e" style:font-size-asian="12pt" style:language-asian="tr" style:country-asian="TR" style:font-style-asian="normal" style:font-weight-asian="normal" style:font-name-complex="Times New Roman1" style:font-size-complex="12pt" style:font-style-complex="normal" style:font-weight-complex="normal"/>
    </style:style>
    <style:style style:name="T232" style:family="text">
      <style:text-properties fo:font-size="12pt" fo:font-style="normal" style:text-underline-style="none" fo:font-weight="normal" officeooo:rsid="003d13be" style:font-size-asian="12pt" style:language-asian="tr" style:country-asian="TR" style:font-style-asian="normal" style:font-weight-asian="normal" style:font-name-complex="Times New Roman1" style:font-size-complex="12pt" style:font-style-complex="normal" style:font-weight-complex="normal"/>
    </style:style>
    <style:style style:name="T233" style:family="text">
      <style:text-properties fo:font-size="12pt" fo:font-style="normal" style:text-underline-style="none" fo:font-weight="normal" officeooo:rsid="00443595" style:font-size-asian="12pt" style:language-asian="tr" style:country-asian="TR" style:font-style-asian="normal" style:font-weight-asian="normal" style:font-name-complex="Times New Roman1" style:font-size-complex="12pt" style:font-style-complex="normal" style:font-weight-complex="normal"/>
    </style:style>
    <style:style style:name="T234" style:family="text">
      <style:text-properties fo:font-size="12pt" fo:font-style="normal" style:text-underline-style="none" fo:font-weight="normal" officeooo:rsid="003c9814" style:font-size-asian="12pt" style:language-asian="tr" style:country-asian="TR" style:font-style-asian="normal" style:font-weight-asian="normal" style:font-name-complex="Times New Roman1" style:font-size-complex="12pt" style:font-style-complex="normal" style:font-weight-complex="normal"/>
    </style:style>
    <style:style style:name="T235" style:family="text">
      <style:text-properties fo:font-size="12pt" fo:font-style="normal" style:text-underline-style="none" fo:font-weight="bold" officeooo:rsid="00ef68e4" style:font-size-asian="12pt" style:language-asian="tr" style:country-asian="TR" style:font-style-asian="normal" style:font-weight-asian="bold" style:font-name-complex="Times New Roman1" style:font-size-complex="12pt" style:font-style-complex="normal" style:font-weight-complex="bold"/>
    </style:style>
    <style:style style:name="T236" style:family="text">
      <style:text-properties fo:font-size="12pt" fo:font-style="normal" style:text-underline-style="none" fo:font-weight="bold" officeooo:rsid="00f4e7c5" style:font-size-asian="12pt" style:language-asian="tr" style:country-asian="TR" style:font-style-asian="normal" style:font-weight-asian="bold" style:font-name-complex="Times New Roman1" style:font-size-complex="12pt" style:font-style-complex="normal" style:font-weight-complex="bold"/>
    </style:style>
    <style:style style:name="T237" style:family="text">
      <style:text-properties fo:font-size="12pt" fo:font-weight="bold" style:font-size-asian="12pt" style:language-asian="tr" style:country-asian="TR" style:font-weight-asian="bold" style:font-name-complex="Times New Roman1" style:font-size-complex="12pt" style:font-weight-complex="bold"/>
    </style:style>
    <style:style style:name="T238" style:family="text">
      <style:text-properties officeooo:rsid="00d55402"/>
    </style:style>
    <style:style style:name="T239" style:family="text">
      <style:text-properties officeooo:rsid="00d9884f"/>
    </style:style>
    <style:style style:name="T240" style:family="text">
      <style:text-properties officeooo:rsid="00da5b80"/>
    </style:style>
    <style:style style:name="T241" style:family="text">
      <style:text-properties officeooo:rsid="00e04eac"/>
    </style:style>
    <style:style style:name="T242" style:family="text">
      <style:text-properties officeooo:rsid="009100a2"/>
    </style:style>
    <style:style style:name="T243" style:family="text">
      <style:text-properties officeooo:rsid="005192be"/>
    </style:style>
    <style:style style:name="T244" style:family="text">
      <style:text-properties officeooo:rsid="008af4ba"/>
    </style:style>
    <style:style style:name="T245" style:family="text">
      <style:text-properties officeooo:rsid="002bcdb2"/>
    </style:style>
    <style:style style:name="T246" style:family="text">
      <style:text-properties officeooo:rsid="001c4bd1"/>
    </style:style>
    <style:style style:name="T247" style:family="text">
      <style:text-properties officeooo:rsid="008f180f"/>
    </style:style>
    <style:style style:name="T248" style:family="text">
      <style:text-properties officeooo:rsid="00a7f9fb"/>
    </style:style>
    <style:style style:name="T249" style:family="text">
      <style:text-properties officeooo:rsid="00f04c9d"/>
    </style:style>
    <style:style style:name="T250" style:family="text">
      <style:text-properties officeooo:rsid="003d13be"/>
    </style:style>
    <style:style style:name="T251" style:family="text">
      <style:text-properties officeooo:rsid="00e8f33b"/>
    </style:style>
    <style:style style:name="T252" style:family="text">
      <style:text-properties officeooo:rsid="00e41702"/>
    </style:style>
    <style:style style:name="T253" style:family="text">
      <style:text-properties officeooo:rsid="00e8add8"/>
    </style:style>
    <style:style style:name="T254" style:family="text">
      <style:text-properties officeooo:rsid="00ecf545"/>
    </style:style>
    <style:style style:name="T255" style:family="text">
      <style:text-properties style:font-name="Ubuntu Condensed"/>
    </style:style>
    <style:style style:name="T256" style:family="text">
      <style:text-properties style:font-name="Ubuntu Condensed" fo:font-weight="bold" style:font-weight-asian="bold" style:font-weight-complex="bold"/>
    </style:style>
    <style:style style:name="T257" style:family="text">
      <style:text-properties style:font-name="Ubuntu Condensed" fo:font-weight="bold" officeooo:rsid="00ef68e4" style:font-weight-asian="bold" style:font-weight-complex="bold"/>
    </style:style>
    <style:style style:name="T258" style:family="text">
      <style:text-properties style:font-name="Ubuntu Condensed" fo:font-weight="bold" officeooo:rsid="00a1fb85" style:font-weight-asian="bold" style:font-weight-complex="bold"/>
    </style:style>
    <style:style style:name="T259" style:family="text">
      <style:text-properties style:font-name="Ubuntu Condensed" fo:font-weight="bold" officeooo:rsid="00eb071a" style:font-weight-asian="bold" style:font-weight-complex="bold"/>
    </style:style>
    <style:style style:name="T260" style:family="text">
      <style:text-properties style:font-name="Ubuntu Condensed" fo:font-weight="bold" officeooo:rsid="00f4e7c5" style:font-weight-asian="bold" style:font-weight-complex="bold"/>
    </style:style>
    <style:style style:name="T261" style:family="text">
      <style:text-properties style:font-name="Ubuntu Condensed" fo:font-weight="normal" style:font-weight-asian="normal" style:font-weight-complex="normal"/>
    </style:style>
    <style:style style:name="T262" style:family="text">
      <style:text-properties style:font-name="Ubuntu Condensed" fo:font-weight="normal" officeooo:rsid="00ed0b73" style:font-weight-asian="normal" style:font-weight-complex="normal"/>
    </style:style>
    <style:style style:name="T263" style:family="text">
      <style:text-properties style:font-name="Ubuntu Condensed" fo:font-weight="normal" officeooo:rsid="00ed26ec" style:font-weight-asian="normal" style:font-weight-complex="normal"/>
    </style:style>
    <style:style style:name="T264" style:family="text">
      <style:text-properties style:font-name="Ubuntu Condensed" fo:font-weight="normal" officeooo:rsid="00172ad1" style:font-weight-asian="normal" style:font-weight-complex="normal"/>
    </style:style>
    <style:style style:name="T265" style:family="text">
      <style:text-properties style:font-name="Ubuntu Condensed" fo:font-weight="normal" officeooo:rsid="00f519a8" style:font-weight-asian="normal" style:font-weight-complex="normal"/>
    </style:style>
    <style:style style:name="T266" style:family="text">
      <style:text-properties style:font-name="Ubuntu Condensed" fo:font-weight="normal" style:language-asian="tr" style:country-asian="TR" style:font-weight-asian="normal" style:font-name-complex="Times New Roman1" style:font-weight-complex="normal"/>
    </style:style>
    <style:style style:name="T267" style:family="text">
      <style:text-properties style:font-name="Ubuntu Condensed" fo:font-weight="normal" officeooo:rsid="00310090" style:language-asian="tr" style:country-asian="TR" style:font-weight-asian="normal" style:font-name-complex="Times New Roman1" style:font-weight-complex="normal"/>
    </style:style>
    <style:style style:name="T268" style:family="text">
      <style:text-properties style:font-name="Ubuntu Condensed" fo:font-weight="normal" officeooo:rsid="0043c25c" style:language-asian="tr" style:country-asian="TR" style:font-weight-asian="normal" style:font-name-complex="Times New Roman1" style:font-weight-complex="normal"/>
    </style:style>
    <style:style style:name="T269" style:family="text">
      <style:text-properties style:font-name="Ubuntu Condensed" fo:font-weight="normal" officeooo:rsid="00f190da" style:language-asian="tr" style:country-asian="TR" style:font-weight-asian="normal" style:font-name-complex="Times New Roman1" style:font-weight-complex="normal"/>
    </style:style>
    <style:style style:name="T270" style:family="text">
      <style:text-properties style:font-name="Ubuntu Condensed" officeooo:rsid="00ed0b73"/>
    </style:style>
    <style:style style:name="T271" style:family="text">
      <style:text-properties style:font-name="Ubuntu Condensed" fo:font-style="normal" fo:font-weight="bold" officeooo:rsid="002572b2" style:font-style-asian="normal" style:font-weight-asian="bold" style:font-name-complex="Times New Roman" style:font-weight-complex="bold"/>
    </style:style>
    <style:style style:name="T272" style:family="text">
      <style:text-properties style:font-name="Ubuntu Condensed" fo:font-style="normal" fo:font-weight="bold" officeooo:rsid="002572b2" style:font-style-asian="normal" style:font-weight-asian="bold" style:font-name-complex="Times New Roman" style:font-weight-complex="normal"/>
    </style:style>
    <style:style style:name="T273" style:family="text">
      <style:text-properties style:font-name="Ubuntu Condensed" fo:font-style="normal" fo:font-weight="bold" officeooo:rsid="00f4e7c5" style:font-style-asian="normal" style:font-weight-asian="bold" style:font-style-complex="normal" style:font-weight-complex="bold"/>
    </style:style>
    <style:style style:name="T274" style:family="text">
      <style:text-properties style:font-name="Ubuntu Condensed" fo:font-style="normal" style:text-underline-style="solid" style:text-underline-width="auto" style:text-underline-color="font-color" style:font-style-asian="normal" style:font-name-complex="Tahoma"/>
    </style:style>
    <style:style style:name="T275" style:family="text">
      <style:text-properties style:font-name="Ubuntu Condensed" officeooo:rsid="00ed26ec"/>
    </style:style>
    <style:style style:name="T276" style:family="text">
      <style:text-properties style:font-name="Ubuntu Condensed" officeooo:rsid="00ee1b8e"/>
    </style:style>
    <style:style style:name="T277" style:family="text">
      <style:text-properties style:font-name="Ubuntu Condensed" officeooo:rsid="00b87544"/>
    </style:style>
    <style:style style:name="T278" style:family="text">
      <style:text-properties style:font-name="Ubuntu Condensed" officeooo:rsid="00ef68e4"/>
    </style:style>
    <style:style style:name="T279" style:family="text">
      <style:text-properties style:font-name="Ubuntu Condensed" officeooo:rsid="001b7644"/>
    </style:style>
    <style:style style:name="T280" style:family="text">
      <style:text-properties style:font-name="Ubuntu Condensed" officeooo:rsid="0097ef5f"/>
    </style:style>
    <style:style style:name="T281" style:family="text">
      <style:text-properties style:font-name="Ubuntu Condensed" officeooo:rsid="00347560"/>
    </style:style>
    <style:style style:name="T282" style:family="text">
      <style:text-properties style:font-name="Ubuntu Condensed" officeooo:rsid="00f2ef4c"/>
    </style:style>
    <style:style style:name="T283" style:family="text">
      <style:text-properties style:font-name="Ubuntu Condensed" officeooo:rsid="00f4e7c5"/>
    </style:style>
    <style:style style:name="T284" style:family="text">
      <style:text-properties style:font-name="Ubuntu Condensed" officeooo:rsid="00f519a8"/>
    </style:style>
    <style:style style:name="T285" style:family="text">
      <style:text-properties style:font-name="Ubuntu Condensed" officeooo:rsid="00f6ec4b"/>
    </style:style>
    <style:style style:name="T286" style:family="text">
      <style:text-properties style:font-name="Ubuntu Condensed" officeooo:rsid="00f75d4d"/>
    </style:style>
    <style:style style:name="T287" style:family="text">
      <style:text-properties officeooo:rsid="00ed0b73"/>
    </style:style>
    <style:style style:name="T288" style:family="text">
      <style:text-properties officeooo:rsid="00ed26ec"/>
    </style:style>
    <style:style style:name="T289" style:family="text">
      <style:text-properties officeooo:rsid="00ee1b8e"/>
    </style:style>
    <style:style style:name="T290" style:family="text">
      <style:text-properties officeooo:rsid="00ef68e4"/>
    </style:style>
    <style:style style:name="T291" style:family="text">
      <style:text-properties officeooo:rsid="00f2ef4c"/>
    </style:style>
    <style:style style:name="T292" style:family="text">
      <style:text-properties officeooo:rsid="00f4e7c5"/>
    </style:style>
    <style:style style:name="T293" style:family="text">
      <style:text-properties officeooo:rsid="00f519a8"/>
    </style:style>
    <style:style style:name="T294" style:family="text">
      <style:text-properties officeooo:rsid="00f6ec4b"/>
    </style:style>
    <style:style style:name="T295" style:family="text">
      <style:text-properties officeooo:rsid="00f75d4d"/>
    </style:style>
    <style:style style:name="T296" style:family="text">
      <style:text-properties officeooo:rsid="00f7da78"/>
    </style:style>
    <style:style style:name="T297" style:family="text">
      <style:text-properties officeooo:rsid="00c3435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LİRLİ SÜRELİ KİRA SÖZLEŞMESİ</text:p>
      <text:p text:style-name="P2">27 <text:span text:style-name="T253">Kasım</text:span> 202<text:span text:style-name="T253">2</text:span>, Tokat</text:p>
      <text:p text:style-name="P3"><text:span text:style-name="T161">Sözleşmenin </text:span><text:span text:style-name="T162">Düzenleme</text:span><text:span text:style-name="T161"><text:tab/><text:tab/><text:tab/><text:tab/><text:tab/><text:tab/><text:tab/><text:tab/><text:tab/><text:tab/><text:tab/></text:span><text:span text:style-name="T179"> <text:tab/></text:span></text:p>
      <text:p text:style-name="P3"><text:span text:style-name="T180">T</text:span><text:span text:style-name="T174">arihi<text:tab/><text:tab/></text:span><text:span text:style-name="T130">: </text:span><text:span text:style-name="T78"><text:s/></text:span><text:span text:style-name="T82"><text:tab/><text:tab/><text:tab/></text:span><text:span text:style-name="T170">No</text:span><text:span text:style-name="T117">: <text:s/></text:span><text:span text:style-name="T104">202</text:span><text:span text:style-name="T105">211</text:span><text:span text:style-name="T106">2</text:span><text:span text:style-name="T105">9</text:span><text:span text:style-name="T104">-0</text:span><text:span text:style-name="T105">79-</text:span><text:span text:style-name="T107">3</text:span><text:span text:style-name="T82"><text:tab/><text:tab/></text:span><text:span text:style-name="T171">İlk Sözleşme Tarihi:</text:span><text:span text:style-name="T112"><text:tab/><text:tab/><text:tab/></text:span></text:p>
      <text:p text:style-name="P3"><text:span text:style-name="T112"/></text:p>
      <text:p text:style-name="P3"><text:span text:style-name="T160">Kiraya Veren<text:tab/><text:tab/><text:tab/><text:tab/><text:tab/><text:tab/><text:tab/><text:tab/><text:tab/><text:tab/><text:tab/><text:tab/></text:span><text:span text:style-name="T178"> </text:span></text:p>
      <text:p text:style-name="P3"><text:span text:style-name="T181">A</text:span><text:span text:style-name="T182">dı </text:span><text:span text:style-name="T173">Soyadı</text:span><text:span text:style-name="T128"><text:tab/>: </text:span><text:span text:style-name="T89">Ali Umut </text:span><text:span text:style-name="T90">BALCI</text:span><text:span text:style-name="T91"><text:tab/></text:span><text:span text:style-name="T139"><text:tab/></text:span><text:span text:style-name="T166">TC Kimlik No<text:tab/></text:span><text:span text:style-name="T11">: </text:span><text:span text:style-name="T90">363 </text:span><text:span text:style-name="T89">1</text:span><text:span text:style-name="T90">660 </text:span><text:span text:style-name="T89">346</text:span><text:span text:style-name="T90">8</text:span></text:p>
      <text:p text:style-name="P3"/>
      <text:p text:style-name="P18">Kiracı<text:tab/><text:tab/><text:tab/><text:tab/><text:tab/><text:tab/><text:tab/><text:tab/><text:tab/><text:tab/><text:tab/><text:tab/><text:tab/></text:p>
      <text:p text:style-name="P3"><text:span text:style-name="T173">Adı Soyadı</text:span><text:span text:style-name="T128"><text:tab/>: </text:span><text:span text:style-name="T89">Ali Demirel</text:span><text:span text:style-name="T146"><text:tab/><text:tab/></text:span><text:span text:style-name="T173">TC Kimlik No</text:span><text:span text:style-name="T128"><text:tab/>:</text:span><text:span text:style-name="T13"> </text:span><text:span text:style-name="T92">296 6582 6206</text:span></text:p>
      <text:p text:style-name="P3"><text:span text:style-name="T175">Tebligat </text:span><text:span text:style-name="T173">Adres</text:span><text:span text:style-name="T176">i<text:tab/></text:span><text:span text:style-name="T128">:</text:span><text:span text:style-name="T76"> </text:span><text:span text:style-name="T92">Bahçelievler Mah. Mehmet Akif Ersoy Cad. Nas Ap. K:3 D:6</text:span><text:span text:style-name="T93"> TOKAT </text:span></text:p>
      <text:p text:style-name="P3"><text:span text:style-name="T172">Telefon No</text:span><text:tab/>: <text:span text:style-name="T63">0 </text:span><text:span text:style-name="T64">5</text:span><text:span text:style-name="T65">37</text:span><text:span text:style-name="T64"> </text:span><text:span text:style-name="T65">760 26 79</text:span><text:span text:style-name="T64"> </text:span></text:p>
      <text:p text:style-name="P3"/>
      <text:p text:style-name="P3"><text:span text:style-name="T158">Kiralana</text:span><text:span text:style-name="T159">nın<text:tab/><text:tab/><text:tab/><text:tab/><text:tab/><text:tab/><text:tab/><text:tab/><text:tab/><text:tab/><text:tab/><text:tab/></text:span></text:p>
      <text:p text:style-name="P3"><text:span text:style-name="T164">Cinsi<text:tab/></text:span><text:span text:style-name="T128"><text:tab/></text:span><text:span text:style-name="T11">:</text:span><text:span text:style-name="T76"> </text:span><text:span text:style-name="T89">Çatısız Arsa</text:span><text:span text:style-name="T11"><text:tab/><text:tab/></text:span><text:span text:style-name="T167">Kullanım Amacı<text:tab/></text:span><text:span text:style-name="T11">:</text:span><text:span text:style-name="T28"> </text:span><text:span text:style-name="T89">Geri Dönüşüm Malzeme Deposu</text:span></text:p>
      <text:p text:style-name="P3"><text:span text:style-name="T172">Adresi<text:tab/></text:span><text:tab/>: <text:span text:style-name="T66">Yeniyurt Mah. İsmail Altıngövde Cad. No:21 </text:span><text:span text:style-name="T67"><text:s/>Tokat</text:span><text:span text:style-name="T243"> </text:span></text:p>
      <text:p text:style-name="P3"><text:span text:style-name="T168">Tapu</text:span><text:span text:style-name="T169"> Bi</text:span><text:span text:style-name="T168">lgileri</text:span><text:span text:style-name="T163"><text:tab/></text:span><text:span text:style-name="T128">: <text:tab/></text:span><text:span text:style-name="T136">A</text:span><text:span text:style-name="T128">da<text:tab/>:</text:span><text:span text:style-name="T142"> </text:span><text:span text:style-name="T94">1245</text:span><text:span text:style-name="T143"><text:tab/><text:tab/>Parsel<text:tab/>:</text:span><text:span text:style-name="T83"> </text:span><text:span text:style-name="T87">2</text:span><text:span text:style-name="T14"><text:tab/></text:span></text:p>
      <text:p text:style-name="P3"><text:span text:style-name="T244">Abone Bi</text:span>lgileri<text:tab/><text:span text:style-name="T118">:<text:tab/>Elektrik<text:tab/>: </text:span><text:span text:style-name="T119"><text:tab/></text:span><text:span text:style-name="T118"><text:tab/>Su <text:tab/>: </text:span></text:p>
      <text:p text:style-name="P3"><text:span text:style-name="T157"/></text:p>
      <text:p text:style-name="P3"><text:span text:style-name="T157">Kiranın<text:tab/><text:tab/><text:tab/><text:tab/><text:tab/><text:tab/><text:tab/><text:tab/><text:tab/><text:tab/><text:tab/><text:tab/><text:tab/> </text:span><text:tab/></text:p>
      <text:p text:style-name="P3"><text:span text:style-name="T173"><text:tab/><text:tab/>Başlangıç tarihi</text:span><text:span text:style-name="T128"><text:tab/>: </text:span><text:span text:style-name="T89">30 Kasım</text:span><text:span text:style-name="T84"> </text:span><text:span text:style-name="T85">202</text:span><text:span text:style-name="T89">2</text:span><text:span text:style-name="T86"><text:tab/></text:span><text:span text:style-name="T128"><text:tab/></text:span></text:p>
      <text:p text:style-name="P3"><text:span text:style-name="T173"><text:tab/><text:tab/>Bitiş tarihi</text:span><text:span text:style-name="T128"><text:tab/>: </text:span><text:span text:style-name="T85">2</text:span><text:span text:style-name="T89">9</text:span><text:span text:style-name="T84"> </text:span><text:span text:style-name="T89">Kasım</text:span><text:span text:style-name="T84"> </text:span><text:span text:style-name="T85">202</text:span><text:span text:style-name="T89">3</text:span><text:span text:style-name="T144"><text:tab/><text:tab/><text:tab/></text:span></text:p>
      <text:p text:style-name="P3"><text:span text:style-name="T177"><text:tab/><text:tab/></text:span><text:span text:style-name="T173">Süres</text:span><text:span text:style-name="T165">i </text:span><text:span text:style-name="T11"><text:tab/><text:tab/>: </text:span><text:span text:style-name="T15">1 Yıl </text:span><text:span text:style-name="T16">(Bir Yıl)</text:span><text:span text:style-name="T15"> </text:span></text:p>
      <text:p text:style-name="P3"><text:span text:style-name="T165"><text:tab/><text:tab/>Bedeli</text:span><text:span text:style-name="T128"><text:tab/><text:tab/>:</text:span><text:span text:style-name="T76"> </text:span><text:span text:style-name="T89">8</text:span><text:span text:style-name="T84">2,</text:span><text:span text:style-name="T89">00</text:span><text:span text:style-name="T84">0</text:span><text:span text:style-name="T87"> </text:span><text:span text:style-name="T88">TL (</text:span><text:span text:style-name="T89">Seksen</text:span><text:span text:style-name="T84"> İki Bin </text:span><text:span text:style-name="T88">) <text:s/>+ STOPAJ VERGİSİ</text:span></text:p>
      <text:p text:style-name="P3"><text:span text:style-name="T183"><text:tab/><text:tab/>Ödeme</text:span><text:span text:style-name="T184"> Ş</text:span><text:span text:style-name="T183">ekli</text:span><text:span text:style-name="T120"><text:tab/>: </text:span><text:span text:style-name="T121">82</text:span><text:span text:style-name="T113">,</text:span><text:span text:style-name="T116">00</text:span><text:span text:style-name="T113">0</text:span><text:span text:style-name="T114"> TL sözleşme tarihinde p</text:span><text:span text:style-name="T115">eşin </text:span><text:span text:style-name="T113">olarak banka hesabına yatırılacaktır</text:span></text:p>
      <text:p text:style-name="P3"/>
      <text:p text:style-name="P3"><text:span text:style-name="T205">Kira </text:span><text:span text:style-name="T206">Sözleşme</text:span><text:span text:style-name="T205">si</text:span><text:span text:style-name="T206"> </text:span><text:span text:style-name="T205">Özel </text:span><text:span text:style-name="T207">Şartlar</text:span><text:span text:style-name="T206">ı</text:span></text:p>
      <text:list xml:id="list2585954415" text:style-name="WWNum3">
        <text:list-header>
          <text:p text:style-name="P4"><text:span text:style-name="T68">MADDE 1 – SÖZLEŞMENİN KONUSU, </text:span><text:span text:style-name="T70">SÜRESİ </text:span><text:span text:style-name="T68">:</text:span><text:span text:style-name="T254"> </text:span><text:span text:style-name="T293">İşbu sözleşmenin konusu, y</text:span><text:span text:style-name="T254">ukarıda adresi belirtilen taşınmazın</text:span> kiralanması, teslimi, kira miktar ve ödemeleri, kullanımı, tahliyesi ile tarafların karşılıklı olarak yükümlülüklerinin belirlenmesidir. <text:span text:style-name="T125">İşbu s</text:span><text:span text:style-name="T122">özleşme, belirli süre</text:span><text:span text:style-name="T124">lidir</text:span><text:span text:style-name="T123"> ve <text:s/>k</text:span><text:span text:style-name="T122">ararlaştırılan sürenin </text:span><text:span text:style-name="T126">sonunda</text:span><text:span text:style-name="T122"> herhangi bir bildirim olmaksızın, </text:span><text:span text:style-name="T125"><text:s/>sözleşmeden doğan haklar saklı kalmak şartıyla</text:span><text:span text:style-name="T122"> sona ere</text:span><text:span text:style-name="T123">r. </text:span><text:span text:style-name="T127">Süre sonunda taraflar anlaşmayı devam ettirmek isterlerse, kira bedeli güncellenerek sözleşme yenilenebilir. </text:span></text:p>
        </text:list-header>
      </text:list>
      <text:p text:style-name="P24"><text:span text:style-name="T256">MADDE 2 – </text:span><text:span text:style-name="T260">TAŞINMAZDA</text:span><text:span text:style-name="Strong_20_Emphasis"><text:span text:style-name="T255"> YAPILACAK İŞ </text:span></text:span><text:span text:style-name="Strong_20_Emphasis"><text:span text:style-name="T261">: </text:span></text:span><text:span text:style-name="T255">Kiracı, kiralamış olduğu taşınmazı iş yeri olarak yukarıda belirtilen amaçla kullanacaktır. Kiracı mevcut işinden başka herhangi bir işle iştigal etmek isterse, kiraya veren</text:span><text:span text:style-name="T283">i</text:span><text:span text:style-name="T255">n yazılı onayını alacaktır. kiraya verenın izin vermemesi halinde, kiracı hakkın kötüye kullanıldığı iddiasında bulunamaz, zarar ziyan talep edemez. Aksi durum sözleşmeye aykırılık teşkil edeceğinden tek taraflı fesih sebebidir.</text:span></text:p>
      <text:p text:style-name="P24"><text:span text:style-name="Strong_20_Emphasis"><text:span text:style-name="T255">M</text:span></text:span><text:span text:style-name="Strong_20_Emphasis"><text:span text:style-name="T270">ADDE 3</text:span></text:span><text:span text:style-name="Strong_20_Emphasis"><text:span text:style-name="T255"> </text:span></text:span><text:span text:style-name="Strong_20_Emphasis"><text:span text:style-name="T256">–</text:span></text:span><text:span text:style-name="Strong_20_Emphasis"><text:span text:style-name="T255"> MECURUN DURUMU<text:tab/>:</text:span></text:span></text:p>
      <text:p text:style-name="P24"><text:span text:style-name="Strong_20_Emphasis"><text:span text:style-name="T273">3.</text:span></text:span><text:span text:style-name="Strong_20_Emphasis"><text:span text:style-name="T273">1.</text:span></text:span><text:span text:style-name="T261"> Kiralanan, kiracı tarafından gerekli incelemeler yapıldıktan sonra teslim alınmıştır. Kiracı, kira sözleşmesine konu taşınmazın tam eksiksiz ve her türlü ayıptan ari vaziyette olduğunu ve yapacağı işe uygun durumda olduğunu kabul etmektedir.</text:span></text:p>
      <text:p text:style-name="P24"><text:span text:style-name="T260">3.2. </text:span><text:span text:style-name="T261">Kiracı, kiralananı kendi malı gibi kullanmaya, evsaf ve meziyetlerini şöhret ve itibarını kaybetmesine meydan vermemeye ve </text:span><text:span text:style-name="T262">etrafında</text:span><text:span text:style-name="T261"> meskun diğer kiracı/maliklere karşı özenli davranmaya mecburdur.</text:span></text:p>
      <text:p text:style-name="P26"><text:span text:style-name="T257">3.</text:span><text:span text:style-name="T260">3</text:span><text:span text:style-name="T257">. </text:span><text:span text:style-name="T267">İşbu </text:span><text:span text:style-name="T268">sözleşme aynı zamanda teslim tutanağı hükmünde olup,</text:span><text:span text:style-name="T267"> kiracı kiralananı sağlam, ayıpsız ve eksiksiz olarak teslim aldığını kabul e</text:span><text:span text:style-name="T269">derek işbu sözleşmeyi imzalamıştır.</text:span><text:span text:style-name="T267"> </text:span><text:span text:style-name="T266">Taşınmazda bulunan tuvalet, la</text:span><text:bookmark text:name="_GoBack1"/><text:span text:style-name="T266">vabo vb. malzemeler kiracıya sağlam olarak teslim edilmiştir ve kira bitiminde kiracı bu malzemeleri sağlam ve eksiksiz olarak teslim etmekle yükümlüdür. Malzemelerde hasar oluşması durumunda kiracı ödemekle yükümlüdür. </text:span><text:span text:style-name="T268">Mecurun kullanılması sırasında oluşabilecek her türlü arıza, hasar vb. giderler kiracıya aittir. </text:span><text:span text:style-name="T264">Kiracının, mecurun teslimi sonrası, kendi ihtiyaçları doğrultusunda ortaya çıkabilecek ve eksik olarak tanımlayacağı şeylerin sorumluluğu kiracıya aittir.</text:span></text:p>
      <text:p text:style-name="P26"><text:span text:style-name="T256">MADD</text:span><text:span text:style-name="T258">E </text:span><text:span text:style-name="T260">4</text:span><text:span text:style-name="T259"> - </text:span><text:span text:style-name="T271">KİRA</text:span><text:span text:style-name="T272">LANANDA YENİLİK VE DEĞİŞİKLİK YAPILMASI</text:span><text:span text:style-name="T255"> : </text:span></text:p>
      <text:p text:style-name="P11"><text:span text:style-name="T73">4.1.</text:span><text:span text:style-name="T292"> </text:span><text:span text:style-name="T290">K</text:span>iraya veren, kiralananda, kira sözleşmesinin feshini gerektirmeyen ve kiracıdan katlanması beklenebilecek</text:p>
      <text:p text:style-name="P11"><text:span text:style-name="T1"/></text:p>
      <text:p text:style-name="P11"><text:span text:style-name="T1"/></text:p>
      <text:list xml:id="list124132223215517" text:continue-numbering="true" text:style-name="WWNum3">
        <text:list-header>
          <text:p text:style-name="P5">KİRAYA VEREN<text:tab/><text:tab/><text:tab/><text:tab/><text:tab/>KİRACI<text:tab/><text:tab/><text:tab/><text:tab/><text:tab/>ŞAHİT</text:p>
          <text:list>
            <text:list-item>
              <text:list>
                <text:list-item>
                  <text:list>
                    <text:list-item>
                      <text:list>
                        <text:list-header>
                          <text:p text:style-name="P5"><text:span text:style-name="T42">Ali Umut</text:span><text:span text:style-name="T40"> BALCI</text:span><text:span text:style-name="T41"> <text:s/><text:tab/><text:tab/><text:tab/><text:tab/><text:tab/></text:span><text:span text:style-name="T42">Ali Demirel</text:span><text:span text:style-name="T242"><text:tab/></text:span></text:p>
                        </text:list-header>
                      </text:list>
                    </text:list-item>
                  </text:list>
                </text:list-item>
              </text:list>
            </text:list-item>
          </text:list>
          <text:p text:style-name="P5"><text:span text:style-name="T189">363 </text:span><text:span text:style-name="T190">1</text:span><text:span text:style-name="T189">660 </text:span><text:span text:style-name="T190">3</text:span><text:span text:style-name="T189">4</text:span><text:span text:style-name="T190">6</text:span><text:span text:style-name="T189">8</text:span><text:span text:style-name="T191"><text:tab/><text:tab/><text:tab/><text:tab/><text:tab/></text:span><text:span text:style-name="T194">296 6582 6206</text:span><text:span text:style-name="T192"><text:tab/><text:tab/><text:tab/><text:tab/><text:tab/><text:tab/> <text:s text:c="7"/></text:span><text:span text:style-name="T193">1/4</text:span><text:span text:style-name="T192"><text:tab/></text:span></text:p>
        </text:list-header>
      </text:list>
      <text:p text:style-name="P15"><text:soft-page-break/><text:span text:style-name="T2">olan yenilik ve değişiklikler yapabilir. Bu yenilik ve değişikliklerin yapılması sırasında kiraya veren, kiracının </text:span></text:p>
      <text:p text:style-name="P14"><text:span text:style-name="T2">menfaatlerini gözetmekle yükümlüdür. </text:span></text:p>
      <text:p text:style-name="P12"><text:span text:style-name="T73">4.2.</text:span><text:span text:style-name="T2"> Kiracı kiralananda her türlü tadilat, değişiklik ve dekorasyonu kiraya veren</text:span><text:span text:style-name="T8">i</text:span><text:span text:style-name="T2">n yazılı onayı olmaksızın yapamaz. Kiracının imar mevzuatına aykırı tadilatlarından dolayı ilgili resmi makamlar tarafından kiraya veren adına düzenlenecek harç, ceza, imar para cezası vb. her türlü cezalar kiracı tarafından ödenecektir.</text:span></text:p>
      <text:p text:style-name="P12"><text:span text:style-name="T73">4.3.</text:span><text:span text:style-name="T9"> </text:span><text:span text:style-name="T2">Kiracı, </text:span><text:span text:style-name="T6">taşınmaz</text:span><text:span text:style-name="T3">da bir değişiklik yapmak isterse bu ek bir sözleşme ile belirlenmelidir.</text:span><text:span text:style-name="T2"> Kiracı, kiraya verenin rızasıyla yaptığı yenilik ve değişiklikler sebebiyle kiralananda ortaya çıka</text:span><text:span text:style-name="T3">bilecek</text:span><text:span text:style-name="T2"> </text:span><text:span text:style-name="T11">değer artışının karşılığını isteyemez. İzin verilen, boya, badana tamirat tadilat tefrişat veya kiracının kullanım amacı doğrultusunda mecur üzerine veya içerisine yapacağı baraka, kulübe, yazıhane vb. yapı masrafları kiracıya aittir. Kiracı bu ve benzeri masraflar için kiraya verenden veya üçüncü bir şahıstan, bu işlerin yapımı sırasında, kira süresince veya kira bitiminden sonra dahi bir bedel talep edemez, tahliye zamanı alıp götüremez, sökemez. </text:span><text:span text:style-name="T29">Aksi bir sözleşme ile kararlaştır</text:span><text:span text:style-name="T13">ı</text:span><text:span text:style-name="T29">lmamışsa, </text:span><text:span text:style-name="T30">Kiracı, kira bitiminde yaptığı bu tip imalatları sökemez, kıramaz. Kiracı bu tip imalatları sağlam olarak kiraya verene teslim etmekle yükümlüdür. </text:span></text:p>
      <text:p text:style-name="P12"><text:span text:style-name="Strong_20_Emphasis"><text:span text:style-name="T77">4.4.</text:span></text:span><text:span text:style-name="T30"> Kira sözleşmesinin sona erdirilmesi halinde kiralanan üzerinde yapılmış olan her türlü tadilat ve değişiklik kiraya veren tarafından talep edilmesi halinde kiracı tarafından eski haline getirilecek ve kiralanan ilk teslim edildiği şekli ile kiraya veren</text:span><text:span text:style-name="T31">e</text:span><text:span text:style-name="T30"> teslim edilecektir. Kiracı bu yükümlülüğüne aykırı hareket etmesi halinde kiraya veren</text:span><text:span text:style-name="T31">i</text:span><text:span text:style-name="T30">n kiralananı eski haline getirmek için yaptığı masrafların beş katı tutarında cezai şart bedeli ödemeyi kabul eder.</text:span></text:p>
      <text:p text:style-name="P24"><text:span text:style-name="Strong_20_Emphasis"><text:span text:style-name="T255">M</text:span></text:span><text:span text:style-name="Strong_20_Emphasis"><text:span text:style-name="T283">ADDE 5</text:span></text:span><text:span text:style-name="Strong_20_Emphasis"><text:span text:style-name="T270"> </text:span></text:span><text:span text:style-name="Strong_20_Emphasis"><text:span text:style-name="T255">- KİRA </text:span></text:span><text:span text:style-name="Strong_20_Emphasis"><text:span text:style-name="T270">BEDELİ</text:span></text:span><text:span text:style-name="Strong_20_Emphasis"><text:span text:style-name="T255">, </text:span></text:span><text:span text:style-name="Strong_20_Emphasis"><text:span text:style-name="T283">VERGİLER,</text:span></text:span><text:span text:style-name="Strong_20_Emphasis"><text:span text:style-name="T255"> ÖDEME ŞEKLİ, <text:s/></text:span></text:span><text:span text:style-name="Strong_20_Emphasis"><text:span text:style-name="T270">YILLIK ARTIŞ ORANI</text:span></text:span></text:p>
      <text:p text:style-name="P24"><text:span text:style-name="Strong_20_Emphasis"><text:span text:style-name="T283">5</text:span></text:span><text:span text:style-name="Strong_20_Emphasis"><text:span text:style-name="T255">.1. </text:span></text:span><text:span text:style-name="Strong_20_Emphasis"><text:span text:style-name="T283">Kira Bedeli: </text:span></text:span><text:span text:style-name="Strong_20_Emphasis"><text:span text:style-name="T265">B</text:span></text:span><text:span text:style-name="T255">edel net</text:span><text:span text:style-name="T284">tir ve</text:span><text:span text:style-name="T255"> </text:span><text:span text:style-name="T270">sözleşme tarihinde peşin olarak kiraya verenin banka hesabına yatırılacaktır.</text:span></text:p>
      <text:p text:style-name="P12"><text:span text:style-name="Strong_20_Emphasis"><text:span text:style-name="T73">5</text:span></text:span><text:span text:style-name="Strong_20_Emphasis"><text:span text:style-name="T71">.</text:span></text:span><text:span text:style-name="Strong_20_Emphasis"><text:span text:style-name="T73">1.1</text:span></text:span><text:span text:style-name="Strong_20_Emphasis"><text:span text:style-name="T71">. </text:span></text:span><text:span text:style-name="Strong_20_Emphasis"><text:span text:style-name="T5">Kiracı, </text:span></text:span><text:span text:style-name="Strong_20_Emphasis"><text:span text:style-name="T7">kira süresi boyunca ve sonrasında, sözleşmede belirlenen kira bedelinde, mucbir sebepler dahil, herhangi bir sebeple </text:span></text:span><text:span text:style-name="Strong_20_Emphasis"><text:span text:style-name="T5">indirim yapılmasını isteye</text:span></text:span><text:span text:style-name="Strong_20_Emphasis"><text:span text:style-name="T7">mez</text:span></text:span><text:span text:style-name="Strong_20_Emphasis"><text:span text:style-name="T5">.</text:span></text:span></text:p>
      <text:p text:style-name="P12"><text:span text:style-name="Strong_20_Emphasis">5</text:span><text:span text:style-name="Strong_20_Emphasis"><text:span text:style-name="T98">.</text:span></text:span><text:span text:style-name="Strong_20_Emphasis"><text:span text:style-name="T98">1.</text:span></text:span><text:span text:style-name="Strong_20_Emphasis"><text:span text:style-name="T99">2.</text:span></text:span><text:span text:style-name="Strong_20_Emphasis"><text:span text:style-name="T98"> </text:span></text:span><text:span text:style-name="Strong_20_Emphasis"><text:span text:style-name="T43">Normal veya mücbir bir sebeple, m</text:span></text:span><text:span text:style-name="Strong_20_Emphasis"><text:span text:style-name="T44">ecur</text:span></text:span><text:span text:style-name="Strong_20_Emphasis"><text:span text:style-name="T45"> kullanılmasa veya sınırlı olarak kullanılsa bile kiracı, kira bedelini ödemekle yükümlüdür. </text:span></text:span><text:span text:style-name="Strong_20_Emphasis"><text:span text:style-name="T46">İşbu sözleşme pandemi koşulları göz önünde bulundurularak düzenlenmiştir.</text:span></text:span></text:p>
      <text:p text:style-name="P10"><text:span text:style-name="T73">5</text:span><text:span text:style-name="T69">.</text:span><text:span text:style-name="T73">2</text:span><text:span text:style-name="T69">. </text:span><text:span text:style-name="T73">Vergiler:</text:span><text:span text:style-name="T69"> </text:span><text:span text:style-name="T287">İ</text:span>şbu sözleşme sebebiyle herhangi bir yasal mevzuat veya düzenlemeden <text:span text:style-name="T288">doğan/</text:span>doğabilecek stopaj, fon, damga vergisi ve diğer tüm vergi, harç ve resimler kiracı tarafından ödenir. <text:span text:style-name="T222">Kiracı kanuni süresinde vergi, harç vb. mükellefiyetlerini yerine getirmediği takdire kiraya veren adına tahakkuk edecek olan ceza, faiz ve gecikme zamlarından sorumlu olacağını kabul eder. <text:s/>Kiralanana </text:span><text:span text:style-name="T223">ait, kültür, arsa, bina vergileri kiraya veren </text:span><text:span text:style-name="T224">tarafından </text:span><text:span text:style-name="T225">ödenir.</text:span></text:p>
      <text:p text:style-name="P11"><text:span text:style-name="T236">5</text:span><text:span text:style-name="T235">.</text:span><text:span text:style-name="T236">3</text:span><text:span text:style-name="T235">. </text:span><text:span text:style-name="T236">Ödeme: </text:span><text:span text:style-name="T225">Kiracı, kira bedelini </text:span><text:span text:style-name="T226">( kira bedeli aylık ödemeli yapılacaksa her ayın </text:span><text:span text:style-name="T227">1</text:span><text:span text:style-name="T228">. günü</text:span><text:span text:style-name="T226"> peşin </text:span><text:span text:style-name="T227">olarak</text:span><text:span text:style-name="T226"> )</text:span><text:span text:style-name="T225"> ve yan giderleri,</text:span><text:span text:style-name="T226"> </text:span><text:span text:style-name="T227">peşin </text:span><text:span text:style-name="T225">ödemekle yükümlüdür. </text:span><text:span text:style-name="T229">Ki</text:span><text:span text:style-name="T226">ra ödemeleri kiraya verene ait banka hesabına yatırılacaktır. </text:span><text:span text:style-name="T225">İşbu sö</text:span><text:span text:style-name="T230">z</text:span><text:span text:style-name="T225">leşme</text:span><text:span text:style-name="T231">de belirlenen</text:span><text:span text:style-name="T225"> kira bedeli</text:span><text:span text:style-name="T231">nin ödeme vadesi </text:span><text:span text:style-name="T232">sözleşme düzenleme </text:span><text:span text:style-name="T231">tarihidir.</text:span><text:span text:style-name="T225"> Ödeme çek veya senet ile taahhüt edilmiş ise ödemenin zamanında <text:s/>ödenmemesi durumunda, </text:span><text:span text:style-name="T196">müteakip bonolarda muacceliyet kesbedece</text:span><text:span text:style-name="T197">k</text:span><text:span text:style-name="T196">,</text:span><text:span text:style-name="T225"> </text:span><text:span text:style-name="T232">çek veya senedin ödeme vadesi, sözleşme düzenleme tarihi olarak kabul edilecektir </text:span><text:span text:style-name="T233">ve</text:span><text:span text:style-name="T232"> </text:span><text:span text:style-name="T225"><text:s/></text:span><text:span text:style-name="T233">k</text:span><text:span text:style-name="T232">iracı </text:span><text:span text:style-name="T233">geçmiş ve </text:span><text:span text:style-name="T232">o</text:span><text:span text:style-name="T225">turduğu süreye ait kira borcunu, </text:span><text:span text:style-name="T231">geçen her gün için, yıllık kira bedelinin yüzde </text:span><text:span text:style-name="T232">biri</text:span><text:span text:style-name="T231"> oranında </text:span><text:span text:style-name="T232">(%1)</text:span><text:span text:style-name="T231"> </text:span><text:span text:style-name="T234">günlük </text:span><text:span text:style-name="T231">ceza bedeli </text:span><text:span text:style-name="T232">ile birlikte</text:span><text:span text:style-name="T231"> ödemeyi</text:span><text:span text:style-name="T225"> peşinen kabul ve taahhüt eder.</text:span></text:p>
      <text:p text:style-name="P24"><text:span text:style-name="Strong_20_Emphasis"><text:span text:style-name="T255">6.</text:span></text:span><text:span text:style-name="Strong_20_Emphasis"><text:span text:style-name="T278">4</text:span></text:span><text:span text:style-name="Strong_20_Emphasis"><text:span text:style-name="T255">. </text:span></text:span><text:span text:style-name="Strong_20_Emphasis"><text:span text:style-name="T283">Yıllık Artış:</text:span></text:span><text:span text:style-name="Strong_20_Emphasis"><text:span text:style-name="T255"> </text:span></text:span><text:span text:style-name="Strong_20_Emphasis"><text:span text:style-name="T263">Yıllık artış oranı ilgili ayda yıllık TÜFE bazında yapılacaktır.</text:span></text:span></text:p>
      <text:p text:style-name="P24"><text:span text:style-name="Strong_20_Emphasis"><text:span text:style-name="T255">M</text:span></text:span><text:span text:style-name="Strong_20_Emphasis"><text:span text:style-name="T283">ADDE</text:span></text:span><text:span text:style-name="Strong_20_Emphasis"><text:span text:style-name="T255"> 7 - KİRA HARİCİ GİDER VE ÖDEMELER</text:span></text:span></text:p>
      <text:p text:style-name="P25"><text:span text:style-name="Strong_20_Emphasis"><text:span text:style-name="T255">7.1.</text:span></text:span><text:span text:style-name="T255"> Kiracı aidat, elektrik, su, doğalgaz, çevre temizlik vergisi gibi kullanımdan kaynaklanan sair giderleri ödemeyi kabul ve taahhüt eder. Kiracı </text:span><text:span text:style-name="T275">varsa, </text:span><text:span text:style-name="T255">elektrik, su, doğalgaz, telefon aboneliklerini derhal devralmakla yükümlüdür. Sözleşme başlangıç tarihi itibariyle tahakkuk edecek, elektrik, su, doğalgaz, telefon, aidat vs. tüm giderlerden kiracı sorumlu olacaktır. </text:span><text:span text:style-name="T277">Abonelik olmadan kullanılan elektrik, su </text:span><text:span text:style-name="T278">vb.</text:span><text:span text:style-name="T277"> giderler kiracı tarafından ödenir. </text:span><text:span text:style-name="T283">Varsa b</text:span><text:span text:style-name="T276">u tip kullanımlar, kendi şartlarının belirlendiği ek bir sözleşme ile belirlenir.</text:span></text:p>
      <text:p text:style-name="P24"><text:span text:style-name="Strong_20_Emphasis"><text:span text:style-name="T255">7.2.</text:span></text:span><text:span text:style-name="T255"> Kiracı, kiralanan yerin kira süresince kullanımı ve kira süresinin bitiminde boşaltılması sırasında üçüncü şahıslara vereceği zararlar da dahil olmak üzere her türlü zarar ve ziyandan münhasıran sorumludur. Tahliye anında doğmuş ve/veya doğacak herhangi bir zarar ve ziyan kiracının onay ya da izni aranmaksızın kiraya veren tarafından karşılanarak </text:span><text:span text:style-name="T283">varsa </text:span><text:span text:style-name="T255">depozitodan mahsup edilebilir. Ancak verilen depozitonun zarar, ziyanı karşılamaması durumunda, kiracı depozitoyu aşan zarar ve ziyanı ayrıca tazmin etmeyi peşinen kabul, beyan ve taahhüt eder.</text:span></text:p>
      <text:p text:style-name="P29"><text:span text:style-name="Strong_20_Emphasis"><text:span text:style-name="T255">7.3.</text:span></text:span><text:span text:style-name="T255"> Kiracı taşınmazın bulunduğu mahallin yönetim planına, güvenlik tedbirlerine, işletme projesine istisnasız uyacak ve bu hususlardan doğacak yükümlülüklerini yerine getirecek ve kiraya veren</text:span><text:span text:style-name="T285">i</text:span><text:span text:style-name="T255"> kiralanan </text:span><text:span text:style-name="T285">ile</text:span><text:span text:style-name="T255"> ilgili</text:span></text:p>
      <text:p text:style-name="P29"><text:span text:style-name="T255"/></text:p>
      <text:p text:style-name="P29"><text:span text:style-name="T255"/></text:p>
      <text:p text:style-name="P29"><text:span text:style-name="T255">KİRAYA VEREN<text:tab/><text:tab/><text:tab/><text:tab/><text:tab/>KİRACI<text:tab/><text:tab/><text:tab/><text:tab/><text:tab/>ŞAHİT</text:span></text:p>
      <text:list xml:id="list124133518381013" text:continue-numbering="true" text:style-name="WWNum3">
        <text:list-item>
          <text:list>
            <text:list-item>
              <text:list>
                <text:list-item>
                  <text:list>
                    <text:list-item>
                      <text:list>
                        <text:list-header>
                          <text:p text:style-name="P6"><text:span text:style-name="T42">Ali Umut</text:span><text:span text:style-name="T40"> BALCI</text:span><text:span text:style-name="T41"> <text:s/><text:tab/><text:tab/><text:tab/><text:tab/><text:tab/></text:span><text:span text:style-name="T42">Ali Demirel</text:span><text:span text:style-name="T242"><text:tab/></text:span></text:p>
                        </text:list-header>
                      </text:list>
                    </text:list-item>
                  </text:list>
                </text:list-item>
              </text:list>
            </text:list-item>
          </text:list>
          <text:p text:style-name="P6"><text:span text:style-name="T189">363 </text:span><text:span text:style-name="T190">1</text:span><text:span text:style-name="T189">660 </text:span><text:span text:style-name="T190">3</text:span><text:span text:style-name="T189">4</text:span><text:span text:style-name="T190">6</text:span><text:span text:style-name="T189">8</text:span><text:span text:style-name="T191"><text:tab/><text:tab/><text:tab/><text:tab/><text:tab/></text:span><text:span text:style-name="T194">296 6582 6206</text:span><text:span text:style-name="T192"><text:tab/><text:tab/><text:tab/><text:tab/><text:tab/><text:tab/> <text:s text:c="7"/></text:span><text:span text:style-name="T193">2/4</text:span></text:p>
        </text:list-item>
      </text:list>
      <text:p text:style-name="P29"><text:soft-page-break/><text:span text:style-name="T255">gelişmelerden zamanında haberdar edecektir. Aksi halde gelecek zararlardan kendisi sorumlu olacaktır. Kiracı kiralanan bağımsız bölümün bulunduğu yapıdaki ortak alanlara kiraya veren</text:span><text:span text:style-name="T285">i</text:span><text:span text:style-name="T255">n yazılı onayı olmaksızın müdahalede bulunamaz, kullanamaz.</text:span></text:p>
      <text:p text:style-name="P11"><text:span text:style-name="T71">7.4.</text:span><text:span text:style-name="T290"> </text:span>Kira<text:span text:style-name="T50">cı</text:span>, kiralananın kullanımıyla ilgili olmak üzere, kendisi veya üçüncü kişi tarafından yapılan yan giderlere katlanmakla yükümlüdür.</text:p>
      <text:p text:style-name="P24"><text:span text:style-name="Strong_20_Emphasis"><text:span text:style-name="T255">M</text:span></text:span><text:span text:style-name="Strong_20_Emphasis"><text:span text:style-name="T283">ADDE</text:span></text:span><text:span text:style-name="Strong_20_Emphasis"><text:span text:style-name="T255"> 8- DEVİR, TEMLİK VE ALT KİRA : </text:span></text:span><text:span text:style-name="T255">Kiracı, kiraya verenin yazılı rızası olmadıkça, kiralananı kısmen veya tamamen, gerçek ve/veya tüzel kişilere devredemez, terk edemez, kullandıramaz, alt kira yolu ile kiraya veremez. </text:span></text:p>
      <text:p text:style-name="P24"><text:span text:style-name="Strong_20_Emphasis"><text:span text:style-name="T255">Madde 9- SÖZLEŞMENİN FESHİ, </text:span></text:span><text:span text:style-name="Strong_20_Emphasis"><text:span text:style-name="T282">ERKEN TAHLİYE</text:span></text:span><text:span text:style-name="Strong_20_Emphasis"><text:span text:style-name="T255"> </text:span></text:span></text:p>
      <text:p text:style-name="P27"><text:span text:style-name="Strong_20_Emphasis"><text:span text:style-name="T255">9.1.</text:span></text:span><text:span text:style-name="T255"> Kiracı sözleşmeyi 3 ay önceden noter marifeti ile fesih ihbarının yapılması şartı ile kiralananı tahliye edebilir. Kiracı, sözleşme süresi bitmeden kiralananı </text:span><text:span text:style-name="T282">ihtarsız </text:span><text:span text:style-name="T255">tahliye etmesi halinde, kira sözleşmesinden doğan borçları </text:span><text:span text:style-name="T279">devam ede</text:span><text:span text:style-name="T282">r</text:span><text:span text:style-name="T279">.</text:span><text:span text:style-name="T255"> </text:span><text:span text:style-name="T282">Bu durumda </text:span><text:span text:style-name="T255">kira bedellerini hiçbir ihtara gerek kalmadan ödeyecektir. </text:span><text:span text:style-name="T280">Kiracı sözleşmede belirtilen şartlarda, kiralananı kullanmasa bile, kira borcunu ödemekle yükümlüdür.</text:span><text:span text:style-name="T279"> Bu gibi durumlarda kiracı, kiralananı başkasına devredemez. Kiraya veren, k</text:span><text:span text:style-name="T255">iralananın </text:span><text:span text:style-name="T281">güncel</text:span><text:span text:style-name="T255"> koşullarla kiraya verilebileceği </text:span><text:span text:style-name="T279">yeni bir kiracı bulması </text:span><text:span text:style-name="T255">h</text:span><text:span text:style-name="T280">a</text:span><text:span text:style-name="T255">linde, kiracının kira sözleşmesinden doğan borçları sona erer. <text:s/></text:span></text:p>
      <text:p text:style-name="P24"><text:span text:style-name="Strong_20_Emphasis"><text:span text:style-name="T255">9.2. </text:span></text:span><text:span text:style-name="T255">Kiracının iflasının istenmesi, konkordato talebinde bulunması, tasfiyesine başlanılması, süresinin bitmesi, aleyhinde aciz vesikası alınması, Maliye Bakanlığı ve ilgili birimlerince aleyhinde tedbir kararı verilmesi ve iş yerinin mühürlenmesi halleri fesih ve tahliye sebebidir.</text:span></text:p>
      <text:p text:style-name="P24"><text:span text:style-name="Strong_20_Emphasis"><text:span text:style-name="T255">9.3.</text:span></text:span><text:span text:style-name="T255"> Kiracı Borçlar Kanunu’nun öngördüğü herhangi bir tahliye sebebi gerçekleştiği halde </text:span><text:span text:style-name="T285">ve/</text:span><text:span text:style-name="T284">ve</text:span><text:span text:style-name="T285">ya</text:span><text:span text:style-name="T284"> işbu sözleşmeye bağlı olarak</text:span><text:span text:style-name="T255"> kiralananı tahliye etmez ise hakkında yasal yollara başvurarak tahliyesi sağlanır. Kiracı tahliye hakkının doğduğu tarihten itibaren geçen her gün için, aylık kira bedelinin % 10’u oranında cezai şart ödemeyi ayrıca kabul ve taahhüt eder.</text:span></text:p>
      <text:list xml:id="list124132176696540" text:continue-numbering="true" text:style-name="WWNum3">
        <text:list-header>
          <text:p text:style-name="P5"><text:span text:style-name="T95">9.4.</text:span><text:span text:style-name="T77"> </text:span><text:span text:style-name="T11">İşbu sözleşmenin herhangi bir maddesinin ihlali ile </text:span><text:span text:style-name="T25">sözleşme</text:span><text:span text:style-name="T26"> hakları saklı kalmak şartıyla,</text:span><text:span text:style-name="T11"> sözleşme fes</text:span><text:span text:style-name="T33">i</text:span><text:span text:style-name="T11">h edilir ve kiracı mecuru hiçbir ihtara gerek kalmadan boşaltma</text:span><text:span text:style-name="T12">yı kabul ve taahhüt etmiştir.</text:span></text:p>
        </text:list-header>
      </text:list>
      <text:p text:style-name="P13"><text:span text:style-name="T53">MADDE </text:span><text:span text:style-name="T55">1</text:span><text:span text:style-name="T74">0</text:span><text:span text:style-name="T59"> -</text:span><text:span text:style-name="T56"> </text:span><text:span text:style-name="T101">Kiracının iflası </text:span><text:span text:style-name="T103">ve ölümü : </text:span>Kiracı, kiralananın tesliminden sonra iflas eder <text:span text:style-name="T185">veya</text:span> <text:s/>öl<text:span text:style-name="T185">ürse, ö</text:span>len kiracının <text:span text:style-name="T100">mirasçıları ve </text:span>ortakları veya bu ortakların aynı meslek ve sanatı yürüten mirasçıları <text:span text:style-name="T51"><text:s/>kiranın devam etmesine yönelik istekleri, bu sözleşmeye bağlı olarak geçersizdir. </text:span><text:span text:style-name="T109">Kiracının ölümü ile bu sözleşmedeki </text:span><text:span text:style-name="T108">“Kiralananın sözleşmenin bitiminden önce geri verilmesi” </text:span><text:span text:style-name="T109">maddesinde belirtilen şartlar uygulanır. </text:span><text:span text:style-name="T51">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tığı süreye kadar olan dönemin kirasını, sözleşmede belirtilen artışlar ve cezalar ile birlikte ödemekle yükümlüdür. Mirasçıların kiralananı boşaltmakla ilgili herhangi bir girişimde bulunmaması durumunda kiracının, kiralanan üzerindeki malları bir yediemin</text:span><text:span text:style-name="T251">e</text:span><text:span text:style-name="T51"> teslim edilir. Kira sözleşmesi tek taraflı olarak fesh edilir.</text:span></text:p>
      <text:p text:style-name="P13"><text:span text:style-name="T53">MADDE </text:span><text:span text:style-name="T55">1</text:span><text:span text:style-name="T74">1 - </text:span><text:span text:style-name="T102">Kiralananın geri verilmesi</text:span><text:span text:style-name="T53"> <text:tab/>:</text:span><text:span text:style-name="T2"> “</text:span><text:span text:style-name="T110">Kiralananda yenilik ve değişiklik yapılması“ </text:span><text:span text:style-name="T111">maddesinde belirtilen hususlar saklı kalmak kaydıyla, k</text:span>iracı kiralananı ne durumda teslim almışsa, kira sözleşmesinin bitiminde o durumda geri vermekle yükümlüdür. <text:span text:style-name="T3">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56">de</text:span>, sözleşmeye aykırı kullanmadan doğacak zararları giderme<text:span text:style-name="T52">kle yükümlüdür.</text:span> </text:p>
      <text:p text:style-name="P13"><text:span text:style-name="T53">MADDE </text:span><text:span text:style-name="T55">1</text:span><text:span text:style-name="T74">2</text:span><text:span text:style-name="T56"> - </text:span><text:span text:style-name="T54">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 <text:s/><text:span text:style-name="T239">Kiracı </text:span><text:span text:style-name="T291">helikopter beton üzerinde </text:span><text:span text:style-name="T57">paletli iş makinesi ile çalışma yaptığı için</text:span><text:span text:style-name="T239">, kira bitiminde </text:span><text:span text:style-name="T240">mecurun taban betonuna </text:span><text:span text:style-name="T291">verdiği hasarı</text:span><text:span text:style-name="T240">; </text:span><text:span text:style-name="T239">iş makinesin</text:span><text:span text:style-name="T240">in </text:span><text:span text:style-name="T291">çalıştığı yerin</text:span><text:span text:style-name="T240"> yanındaki binaların çatı, yan duvarlarına <text:s/>verdiği </text:span><text:span text:style-name="T58">hasarı</text:span><text:span text:style-name="T57"> ödemeyi, </text:span><text:span text:style-name="T72">hasar verdiği bölümleri aynı şekliyle eski haline getireceğini</text:span><text:span text:style-name="T239"> </text:span><text:span text:style-name="T240">peşinen kabul ve</text:span><text:span text:style-name="T239"> taahhüt etmiştir. </text:span><text:span text:style-name="T241">İş makinesin</text:span><text:span text:style-name="T291">in çalıştırılmasına,</text:span><text:span text:style-name="T241"> bu şartlar dahilinde, kiraya veren tarafından izin verilmiştir.</text:span></text:p>
      <text:list xml:id="list124132439632653" text:continue-numbering="true" text:style-name="WWNum3">
        <text:list-header>
          <text:p text:style-name="P7"><text:span text:style-name="T79">MADDE </text:span><text:span text:style-name="T97">13 -</text:span><text:span text:style-name="T79"> </text:span><text:span text:style-name="T80">Tahliye : </text:span><text:span text:style-name="T17">Önceki yıl yapılan sözleşmenin devamı niteliğinde olan </text:span><text:span text:style-name="T80"><text:s/></text:span><text:span text:style-name="T81">i</text:span><text:span text:style-name="T18">şbu sözleşme ile kiracı halen tahtı icarında bulunan taşınmazı; sözleşme bitim </text:span><text:span text:style-name="T19">tarih</text:span><text:span text:style-name="T18">inde</text:span><text:span text:style-name="T19">, </text:span><text:span text:style-name="T18">işbu </text:span><text:span text:style-name="T19">sözleşme</text:span><text:span text:style-name="T20">nin</text:span><text:span text:style-name="T19"> şartlarına bağlı kalarak, </text:span><text:span text:style-name="T21"><text:s/></text:span><text:span text:style-name="T18">hiçbir kanuni merasime, ihtar ve protesto keşidesine, cevap itasına, tebliğ ve tebellüğe, </text:span><text:span text:style-name="T47">herhangi bir ihtar ve hiçbir hüküm </text:span></text:p>
          <text:p text:style-name="P7"><text:span text:style-name="T47"/></text:p>
          <text:p text:style-name="P7"><text:span text:style-name="T47"/></text:p>
          <text:p text:style-name="P28"><text:span text:style-name="T255"/></text:p>
          <text:p text:style-name="P28"><text:span text:style-name="T255">KİRAYA VEREN<text:tab/><text:tab/><text:tab/><text:tab/><text:tab/>KİRACI<text:tab/><text:tab/><text:tab/><text:tab/><text:tab/>ŞAHİT</text:span></text:p>
          <text:list>
            <text:list-item>
              <text:list>
                <text:list-item>
                  <text:list>
                    <text:list-item>
                      <text:list>
                        <text:list-header>
                          <text:p text:style-name="P7"><text:span text:style-name="T42">Ali Umut</text:span><text:span text:style-name="T40"> BALCI</text:span><text:span text:style-name="T41"> <text:s/><text:tab/><text:tab/><text:tab/><text:tab/><text:tab/></text:span><text:span text:style-name="T42">Ali Demirel</text:span><text:span text:style-name="T242"><text:tab/></text:span></text:p>
                        </text:list-header>
                      </text:list>
                    </text:list-item>
                  </text:list>
                </text:list-item>
              </text:list>
            </text:list-item>
          </text:list>
          <text:p text:style-name="P7"><text:span text:style-name="T189">363 </text:span><text:span text:style-name="T190">1</text:span><text:span text:style-name="T189">660 </text:span><text:span text:style-name="T190">3</text:span><text:span text:style-name="T189">4</text:span><text:span text:style-name="T190">6</text:span><text:span text:style-name="T189">8</text:span><text:span text:style-name="T191"><text:tab/><text:tab/><text:tab/><text:tab/><text:tab/></text:span><text:span text:style-name="T194">296 6582 6206</text:span><text:span text:style-name="T192"><text:tab/><text:tab/><text:tab/><text:tab/><text:tab/><text:tab/> <text:s text:c="7"/></text:span><text:span text:style-name="T193">3/4</text:span></text:p>
          <text:p text:style-name="P7"><text:soft-page-break/><text:span text:style-name="T47">istihsaline ve mahkemeden ilam almaya hacet kalmaksızın</text:span><text:span text:style-name="T18"> kayıtsız ve şartsız olarak boşaltmayı </text:span><text:span text:style-name="T47">kesin olarak, </text:span><text:span text:style-name="T48">hür irade</text:span><text:span text:style-name="T49">siyle</text:span><text:span text:style-name="T47"> beyan, kabul ve taahhüt e</text:span><text:span text:style-name="T49">tmiştir. </text:span><text:span text:style-name="T18">Gününde tahliye edemediği </text:span><text:span text:style-name="T22">veya </text:span><text:span text:style-name="T18">etmediği takdirde, Kiracı tahliye hakkının doğduğu tarihten itibaren geçen her gün için aylık kira bedelinin % 10’u oranında cezai şart ödemeyi ayrıca kabul ve taahhüt eder.</text:span><text:span text:style-name="T23"> </text:span><text:span text:style-name="T32">K</text:span><text:span text:style-name="T18">iraya veren veya yetkili kanuni vekili tarafından aleyhi</text:span><text:span text:style-name="T24">n</text:span><text:span text:style-name="T18">e yapılacak, her türlü icra takibatı, mahkeme masrafları, avukatlık ücretleri ve benzeri tüm ücretlerinde tamamen </text:span><text:span text:style-name="T17">kiracı </text:span><text:span text:style-name="T27">tarafından;</text:span><text:span text:style-name="T18"> </text:span><text:span text:style-name="T17">kiracı tüzel kişilik ise, firma imza yetkilisi şahıs </text:span><text:span text:style-name="T18">şahs</text:span><text:span text:style-name="T17">en kendisi</text:span><text:span text:style-name="T18"> tarafından karşılanacağını şimdiden <text:s/>kabul,</text:span><text:span text:style-name="T22"> beyan</text:span><text:span text:style-name="T18"> ve taahhüt e</text:span><text:span text:style-name="T24">tmiştir</text:span><text:span text:style-name="T18">. </text:span></text:p>
        </text:list-header>
      </text:list>
      <text:p text:style-name="P24"><text:span text:style-name="Strong_20_Emphasis"><text:span text:style-name="T255">Madde 1</text:span></text:span><text:span text:style-name="Strong_20_Emphasis"><text:span text:style-name="T284">4 </text:span></text:span><text:span text:style-name="Strong_20_Emphasis"><text:span text:style-name="T255">- TEBLİGAT ADRESİ <text:s text:c="25"/></text:span></text:span></text:p>
      <text:p text:style-name="P3">Tarafların sözleşmenin ilk sayfasında bildirdikleri adreslerine (adres değişikliğini diğer tarafı yazılı olarak belirtmediği sürece) yapılacak tebligatlar ile mernis ve ticaret sicil adreslerine yapılacak tebligatlar muteber kabul edilecektir. Ayrıca gerek kiraya veren gerekse kiracının bu adresine gönderilecek ve her ne sebeple olur ise olsun yapılmayan tebligatlar da yapılmış kabul edilecek yasal sonuçlarını doğuracaktır.</text:p>
      <text:p text:style-name="P24"><text:span text:style-name="Strong_20_Emphasis"><text:span text:style-name="T255">Madde 1</text:span></text:span><text:span text:style-name="Strong_20_Emphasis"><text:span text:style-name="T284">5</text:span></text:span><text:span text:style-name="Strong_20_Emphasis"><text:span text:style-name="T255">- SÖZLEŞMENİN BÜTÜNLÜĞÜ</text:span></text:span></text:p>
      <text:p text:style-name="P24"><text:span text:style-name="Strong_20_Emphasis"><text:span text:style-name="T255">1</text:span></text:span><text:span text:style-name="Strong_20_Emphasis"><text:span text:style-name="T284">5</text:span></text:span><text:span text:style-name="Strong_20_Emphasis"><text:span text:style-name="T255">.1.</text:span></text:span><text:span text:style-name="T255"> <text:s text:c="3"/>Bu sözleşme, </text:span><text:span text:style-name="T286">süre bitiminde</text:span><text:span text:style-name="T255"> taraflarca mutabakata varılıp </text:span><text:span text:style-name="T286">tadil</text:span><text:span text:style-name="T255"> edil</text:span><text:span text:style-name="T286">ebilir</text:span><text:span text:style-name="T255">.</text:span></text:p>
      <text:p text:style-name="P24"><text:span text:style-name="Strong_20_Emphasis"><text:span text:style-name="T255">1</text:span></text:span><text:span text:style-name="Strong_20_Emphasis"><text:span text:style-name="T284">5</text:span></text:span><text:span text:style-name="Strong_20_Emphasis"><text:span text:style-name="T255">.2.</text:span></text:span><text:span text:style-name="T255"> <text:s text:c="3"/>İşbu sözleşmenin herhangi bir hükmünün taraflara sağlanmış olduğu haklardan ilgili taraf açıkça ve de yazılı olarak vazgeçmediği sürece o hakkı kullanmaktan vazgeçtiği anlamına gelmez.</text:span></text:p>
      <text:p text:style-name="P24"><text:span text:style-name="Strong_20_Emphasis"><text:span text:style-name="T255">1</text:span></text:span><text:span text:style-name="Strong_20_Emphasis"><text:span text:style-name="T284">5</text:span></text:span><text:span text:style-name="Strong_20_Emphasis"><text:span text:style-name="T255">.3.</text:span></text:span><text:span text:style-name="T255"> <text:s text:c="3"/>İşbu sözleşmenin herhangi bir kısmının kanuna aykırı veya geçersiz sayılması halinde, söz konusu aykırılık veya geçersizlik sözleşmenin diğer hükümlerini etkilemez ve bu hükümler geçerliliği devam eder ve taraflar üzerinde aynı şekilde bağlayıcı olur.</text:span></text:p>
      <text:p text:style-name="P24"><text:span text:style-name="Strong_20_Emphasis"><text:span text:style-name="T255">Madde 1</text:span></text:span><text:span text:style-name="Strong_20_Emphasis"><text:span text:style-name="T284">6 </text:span></text:span><text:span text:style-name="Strong_20_Emphasis"><text:span text:style-name="T255">- MÜCBİR SEBEP</text:span></text:span></text:p>
      <text:p text:style-name="P3">Deprem veya ülkenin dahil olduğu savaşın mücbir sebep kabul edilebilmesi ancak Bayındırlık ve İskan Bakanlığı tarafından bu hususun mücbir sebep olarak ilan edilmesi halinde mümkündür. Bahsi geçen hususlar dışındaki hiçbir hal, mücbir sebep ve beklenmeyen durum olarak kabul edilmeyecektir. Taşınmazda meydana gelebilecek yangın, su basması, tahribat vb. hallerden doğan zarar ve ziyan kiracı tarafından tazmin edilecektir.</text:p>
      <text:p text:style-name="P24"><text:span text:style-name="Strong_20_Emphasis"><text:span text:style-name="T255">Madde 1</text:span></text:span><text:span text:style-name="Strong_20_Emphasis"><text:span text:style-name="T284">7 </text:span></text:span><text:span text:style-name="Strong_20_Emphasis"><text:span text:style-name="T255">- DELİL SÖZLEŞMESİ</text:span></text:span></text:p>
      <text:p text:style-name="P3">İşbu sözleşmenin imzalanmasından sonra taraflar arasında haberleşmede kullanılan her türlü <text:s/>e-posta, faks ve sair her türlü bildirimler, rapor, telefaks, mesajları ve banka kayıt ve belgeleri, taraflarca düzenlenen belgeler Hukuk Muhakemeleri Kanunu’nun ilgili maddesi uyarınca taraflar arasında münhasır ve kesin delil teşkil eder.</text:p>
      <text:list xml:id="list124133725188871" text:continue-numbering="true" text:style-name="WWNum3">
        <text:list-header>
          <text:p text:style-name="P4"><text:span text:style-name="T53">MADDE </text:span><text:span text:style-name="T74">18</text:span><text:span text:style-name="T59"> -</text:span><text:span text:style-name="T60"> </text:span><text:span text:style-name="T61">Ş</text:span><text:span text:style-name="T75">AHİT</text:span><text:span text:style-name="T62"> :</text:span><text:span text:style-name="T245"> </text:span><text:span text:style-name="T246">Şahit</text:span><text:span text:style-name="T245">, sözleşmeyi imzalayan kişinin, </text:span><text:span text:style-name="T247">s</text:span><text:span text:style-name="T245">özleşmede adı geçen kişi olduğuna şahitlik ettiğini kabul ve beyan e</text:span><text:span text:style-name="T248">tmiştir.</text:span><text:span text:style-name="T245"> </text:span><text:span text:style-name="T294">K</text:span><text:span text:style-name="T253">iracı tüzel bir kişilik ise firma imza yetkilisi şahsen </text:span><text:span text:style-name="T294">şahittir ve</text:span><text:span text:style-name="T253"> </text:span>bu sözleşmeye attığı imza ile, sözleşme şartlarına uyulmaması <text:span text:style-name="T250">ve/veya bu sözleşmeyle bağlantılı tahliye taahhütnamesi vb. belgeler</text:span> ile ortaya çıkabilecek her türlü maddi ve manevi zararların karşılanması hususunda, <text:span text:style-name="T294">tüzel kişilik olan </text:span><text:span text:style-name="T249">kiracı ile</text:span> müteselsilen sorumlu <text:span text:style-name="T249">ve kefil</text:span> olduğunu kabul ve beyan etmiştir. </text:p>
        </text:list-header>
      </text:list>
      <text:p text:style-name="P24"><text:span text:style-name="Strong_20_Emphasis"><text:span text:style-name="T255">Madde 1</text:span></text:span><text:span text:style-name="Strong_20_Emphasis"><text:span text:style-name="T286">9</text:span></text:span><text:span text:style-name="Strong_20_Emphasis"><text:span text:style-name="T255"> - YETKİLİ MAHKEME</text:span></text:span></text:p>
      <text:p text:style-name="P3">İşbu sözleşmenin uygulanmasından doğacak uyuşmazlıkların çözümü için <text:span text:style-name="T289">Tokat</text:span> Adliyesi Mahkeme ve İcra daireleri yetkilidir. Taraflar işbu sözleşmedeki yükümlülükleri zamanında yerine getirmeyi taahhüt eder. Bu kira sözleşmesinde belirtilmemiş hususlar hakkında kat mülkiyeti kanunları, borçlar kanunu ve gayri menkul kiralaması hususundaki ilgili kanun hükümleri uygulanır.</text:p>
      <text:p text:style-name="P24"><text:span text:style-name="Strong_20_Emphasis"><text:span text:style-name="T255">MADDE </text:span></text:span><text:span text:style-name="Strong_20_Emphasis"><text:span text:style-name="T286">20</text:span></text:span><text:span text:style-name="Strong_20_Emphasis"><text:span text:style-name="T284"> </text:span></text:span><text:span text:style-name="Strong_20_Emphasis"><text:span text:style-name="T255">- YÜRÜRLÜK</text:span></text:span></text:p>
      <text:p text:style-name="P3"><text:span text:style-name="T289">1</text:span> nüsha <text:span text:style-name="T295">20</text:span> madde ve <text:span text:style-name="T293">4</text:span> sayfadan ibaret işbu kira sözleşmesi tarafların karşılıklı anlaşması ile imza altına alınmıştır <text:span text:style-name="T295">ve kiracıya bir nüsha fotokopi verilmiştir.</text:span></text:p>
      <text:p text:style-name="P3"/>
      <text:p text:style-name="P3"/>
      <text:p text:style-name="P16"/>
      <text:p text:style-name="P16"><text:span text:style-name="T128">İşbu akitteki bilgilerin doğruluğunu ve sözleşmenin tüm şartlarına uyacağımı peşinen kabul ettiğimi, </text:span><text:span text:style-name="T137">akiti oku</text:span><text:span text:style-name="T145">duktan sonra</text:span><text:span text:style-name="T137"> hür irademle imzaladığımı,</text:span><text:span text:style-name="T128"> beyan, </text:span><text:span text:style-name="T140">kabul</text:span><text:span text:style-name="T128"> ve taahhüt ederim.</text:span></text:p>
      <text:p text:style-name="P16"/>
      <text:p text:style-name="P30"><text:span text:style-name="T255"/></text:p>
      <text:p text:style-name="P30"/>
      <text:p text:style-name="P30"/>
      <text:p text:style-name="P30"/>
      <text:p text:style-name="P30"/>
      <text:p text:style-name="P30"/>
      <text:list xml:id="list124131673663117" text:continue-numbering="true" text:style-name="WWNum3">
        <text:list-header>
          <text:p text:style-name="P28"><text:span text:style-name="T255">KİRAYA VEREN<text:tab/><text:tab/><text:tab/><text:tab/><text:tab/>KİRACI<text:tab/><text:tab/><text:tab/><text:tab/><text:tab/>ŞAHİT</text:span></text:p>
          <text:list>
            <text:list-item>
              <text:list>
                <text:list-item>
                  <text:list>
                    <text:list-item>
                      <text:list>
                        <text:list-header>
                          <text:p text:style-name="P7"><text:span text:style-name="T42">Ali Umut</text:span><text:span text:style-name="T40"> BALCI</text:span><text:span text:style-name="T41"> <text:s/><text:tab/><text:tab/><text:tab/><text:tab/><text:tab/></text:span><text:span text:style-name="T42">Ali Demirel</text:span><text:span text:style-name="T242"><text:tab/></text:span></text:p>
                        </text:list-header>
                      </text:list>
                    </text:list-item>
                  </text:list>
                </text:list-item>
              </text:list>
            </text:list-item>
          </text:list>
          <text:p text:style-name="P7"><text:span text:style-name="T189">363 </text:span><text:span text:style-name="T190">1</text:span><text:span text:style-name="T189">660 </text:span><text:span text:style-name="T190">3</text:span><text:span text:style-name="T189">4</text:span><text:span text:style-name="T190">6</text:span><text:span text:style-name="T189">8</text:span><text:span text:style-name="T191"><text:tab/><text:tab/><text:tab/><text:tab/><text:tab/></text:span><text:span text:style-name="T194">296 6582 6206</text:span><text:span text:style-name="T192"><text:tab/><text:tab/><text:tab/><text:tab/><text:tab/><text:tab/> <text:s text:c="7"/></text:span><text:span text:style-name="T193">4/4</text:span></text:p>
          <text:p text:style-name="P7"><text:soft-page-break/><text:span text:style-name="T274"/></text:p>
        </text:list-header>
      </text:list>
      <text:p text:style-name="P3"><text:tab/><text:tab/> <text:s/></text:p>
      <text:p text:style-name="P3"/>
      <text:p text:style-name="P3"/>
      <text:p text:style-name="P3"/>
      <text:p text:style-name="P3"/>
      <text:p text:style-name="P3"/>
      <text:p text:style-name="P1">TAHLİYE TAAHHÜTNAMESİ</text:p>
      <text:p text:style-name="P3"/>
      <text:p text:style-name="P3"><text:span text:style-name="T128"><text:tab/>Halen tahtı icarımda bulunan, kiraya vereni ve özellikleri aşağıda belirtilen taşınmazı; </text:span><text:span text:style-name="T132">tahliye etmeyi taahhüt ettiğim tarih</text:span><text:span text:style-name="T134">te</text:span><text:span text:style-name="T132">, </text:span><text:span text:style-name="T134">aşağıda </text:span><text:span text:style-name="T132">tarih </text:span><text:span text:style-name="T134">ve</text:span><text:span text:style-name="T132"> sayı</text:span><text:span text:style-name="T135">sı </text:span><text:span text:style-name="T134">belirtilen </text:span><text:span text:style-name="T132">kira sözleşme</text:span><text:span text:style-name="T135">sinin</text:span><text:span text:style-name="T132"> şartlarına bağlı kalarak, </text:span><text:span text:style-name="T131"><text:s/></text:span><text:span text:style-name="T128">hiçbir kanuni merasime, ihtar ve protesto keşidesine, cevap itasına, tebliğ ve tebellüğe, </text:span><text:span text:style-name="T147">herhangi bir ihtar ve hiçbir hüküm istihsaline ve mahkemeden ilam almaya hacet kalmaksızın</text:span><text:span text:style-name="T128"> kayıtsız ve şartsız olarak boşaltmayı </text:span><text:span text:style-name="T147">kesin olarak, </text:span><text:span text:style-name="T149">hür irademle</text:span><text:span text:style-name="T147"> beyan, kabul ve taahhüt ed</text:span><text:span text:style-name="T148">iyorum</text:span><text:span text:style-name="T147">.</text:span></text:p>
      <text:p text:style-name="P3"/>
      <text:p text:style-name="P3"><text:span text:style-name="T128"><text:tab/>Gününde tahliye edemediğim </text:span><text:span text:style-name="T129">veya </text:span><text:span text:style-name="T128">etmediğim takdirde, </text:span><text:span text:style-name="T130">geçen her gün için, yıllık kira bedelinin yüzde </text:span><text:span text:style-name="T133">biri</text:span><text:span text:style-name="T130"> oranında </text:span><text:span text:style-name="T133">(%1)</text:span><text:span text:style-name="T130"> </text:span><text:span text:style-name="T132">günlük </text:span><text:span text:style-name="T130">ceza bedeli ödemeyi, </text:span><text:span text:style-name="T128">kiraya veren veya yetkili kanuni vekili tarafından aleyhime yapılacak, her türlü icra takibatı, mahkeme masrafları, avukatlık ücretleri ve benzeri tüm ücretlerinde tamamen şahsım tarafından karşılanacağını şimdiden <text:s/>kabul,</text:span><text:span text:style-name="T129"> beyan</text:span><text:span text:style-name="T128"> ve taahhüt ediyorum. İşbu taahhütname</text:span><text:span text:style-name="T141">yi</text:span><text:span text:style-name="T128"> </text:span><text:span text:style-name="T135">hür</text:span><text:span text:style-name="T128"> irademle </text:span><text:span text:style-name="T135">okudum ve</text:span><text:span text:style-name="T128"> imza</text:span><text:span text:style-name="T141">lıyorum</text:span><text:span text:style-name="T128">. </text:span></text:p>
      <text:p text:style-name="P3"/>
      <text:p text:style-name="P3">TAHLİYE EDİLECEK YERİN</text:p>
      <text:p text:style-name="P3">Adresi<text:tab/>: <text:s/></text:p>
      <text:p text:style-name="P3"/>
      <text:p text:style-name="P3"><text:span text:style-name="T38">İlgili </text:span><text:span text:style-name="T35">Kira </text:span><text:span text:style-name="T36">Sözleşme</text:span><text:span text:style-name="T35">si</text:span><text:span text:style-name="T36"> Tarihi, <text:s/></text:span><text:span text:style-name="T37">No <text:s/></text:span><text:span text:style-name="T36"><text:tab/>:<text:tab/></text:span></text:p>
      <text:p text:style-name="P3"/>
      <text:p text:style-name="P3"><text:span text:style-name="T36">T</text:span><text:span text:style-name="T34">aah</text:span><text:span text:style-name="T39">h</text:span><text:span text:style-name="T34">üdün imzalandığı tarih<text:tab/>:</text:span></text:p>
      <text:p text:style-name="P3"/>
      <text:p text:style-name="P3">Mecurun tahliye <text:span text:style-name="T199">e</text:span>dileceği taahhüt edilen tarih<text:tab/>:</text:p>
      <text:p text:style-name="P3"/>
      <text:p text:style-name="P3"/>
      <text:p text:style-name="P17">Kiracı<text:tab/></text:p>
      <text:p text:style-name="P17"><text:span text:style-name="T203">Adı Soyadı</text:span><text:span text:style-name="T208"><text:tab/>: </text:span><text:span text:style-name="T213">Ali Demirel</text:span></text:p>
      <text:p text:style-name="P17"><text:span text:style-name="T203">TC Kimlik No</text:span><text:span text:style-name="T208"><text:tab/>: </text:span><text:span text:style-name="T214">2</text:span><text:span text:style-name="T213">96 6582 6206</text:span></text:p>
      <text:p text:style-name="P17"><text:span text:style-name="T204">Tebligat </text:span><text:span text:style-name="T203">Adres</text:span><text:span text:style-name="T208"><text:tab/>: </text:span><text:span text:style-name="T209">Bahçelievler Mah. Mehmet Akif Ersoy Cad. Nas Apt. K:3 D:6 TOKAT</text:span></text:p>
      <text:p text:style-name="P17"><text:span text:style-name="T172">Telefon No</text:span><text:tab/>: <text:span text:style-name="T201">0 </text:span><text:span text:style-name="T202">53</text:span><text:span text:style-name="T195">7 760 26 79</text:span></text:p>
      <text:p text:style-name="P1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7"/>
      <text:p text:style-name="P3"/>
      <text:p text:style-name="P3"/>
      <text:p text:style-name="P3"><text:soft-page-break/><text:tab/> <text:s text:c="14"/></text:p>
      <text:p text:style-name="P1"/>
      <text:p text:style-name="P1"/>
      <text:p text:style-name="P1"/>
      <text:p text:style-name="P1"/>
      <text:p text:style-name="P1"/>
      <text:p text:style-name="P1"/>
      <text:p text:style-name="P1"/>
      <text:p text:style-name="P1">KİRA FESİH SÖZLEŞMESİ</text:p>
      <text:p text:style-name="P3"/>
      <text:p text:style-name="P3"><text:span text:style-name="T128"><text:tab/></text:span><text:span text:style-name="T138">A</text:span><text:span text:style-name="T134">şağıda </text:span><text:span text:style-name="T132">tarih </text:span><text:span text:style-name="T134">ve</text:span><text:span text:style-name="T132"> sayı</text:span><text:span text:style-name="T135">sı </text:span><text:span text:style-name="T134">belirtilen </text:span><text:span text:style-name="T132">kira sözleşme</text:span><text:span text:style-name="T135">si</text:span><text:span text:style-name="T138">ni tek taraflı olarak fesh ediyorum. Sözleşme şartları ile t</text:span><text:span text:style-name="T128">ahtı icarımda bulunan taşınmazı; </text:span><text:span text:style-name="T138">belirtilen tarihte,</text:span><text:span text:style-name="T132"> </text:span><text:span text:style-name="T134">belirtilen </text:span><text:span text:style-name="T132">kira sözleşme</text:span><text:span text:style-name="T135">sinin</text:span><text:span text:style-name="T132"> şartlarına bağlı kalarak </text:span><text:span text:style-name="T150">tahliye ettim.</text:span></text:p>
      <text:p text:style-name="P3"/>
      <text:p text:style-name="P3"><text:span text:style-name="T188">FESH</text:span><text:span text:style-name="T187"> EDİLE</text:span><text:span text:style-name="T188">N</text:span><text:span text:style-name="T187"> </text:span><text:span text:style-name="T188">SÖZLEŞMENİN</text:span></text:p>
      <text:p text:style-name="P3"/>
      <text:p text:style-name="P3"><text:span text:style-name="T151">Tarihi, <text:s/></text:span><text:span text:style-name="T152">No</text:span><text:span text:style-name="T151"><text:tab/><text:tab/><text:tab/><text:tab/>:<text:tab/></text:span></text:p>
      <text:p text:style-name="P3">Mecurun tahliye Edil<text:span text:style-name="T186">diği </text:span>tarih<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7">Kiracı<text:tab/></text:p>
      <text:p text:style-name="P17"><text:span text:style-name="T203">Adı Soyadı</text:span><text:span text:style-name="T208"><text:tab/>: </text:span><text:span text:style-name="T213">Ali Demirel</text:span></text:p>
      <text:p text:style-name="P17"><text:span text:style-name="T203">TC Kimlik No</text:span><text:span text:style-name="T208"><text:tab/>: </text:span><text:span text:style-name="T214">2</text:span><text:span text:style-name="T213">96 6582 6206</text:span></text:p>
      <text:p text:style-name="P17"><text:span text:style-name="T204">Tebligat </text:span><text:span text:style-name="T203">Adres</text:span><text:span text:style-name="T208"><text:tab/>: </text:span><text:span text:style-name="T209">Bahçelievler Mah. Mehmet Akif Ersoy Cad. Nas Apt. K:3 D:6 TOKAT</text:span></text:p>
      <text:p text:style-name="P17"><text:span text:style-name="T172">Telefon No</text:span><text:tab/>: <text:span text:style-name="T201">0 </text:span><text:span text:style-name="T202">53</text:span><text:span text:style-name="T195">7 760 26 79</text:span></text:p>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2"><text:span text:style-name="T198">E</text:span>lektrik Kullanım Sözleşmesi</text:p>
      <text:p text:style-name="P3"><text:span text:style-name="T2"><text:tab/>İşbu sözleşme taraflarca elektrik kullanım şartları üzerine, anlaşılarak imzalanmıştır. </text:span><text:span text:style-name="T4">Mecurda bulunan </text:span><text:span text:style-name="T10">ana</text:span><text:span text:style-name="T4"> pano ve elektrik tesisatı, kiracı tarafından ücretsiz olarak kullanılacaktır.</text:span></text:p>
      <text:p text:style-name="P3"><text:span text:style-name="T4"/></text:p>
      <text:p text:style-name="P21"><text:span text:style-name="T297">S</text:span>özleşme Konusu</text:p>
      <text:list xml:id="list1911210297" text:style-name="L1">
        <text:list-item>
          <text:p text:style-name="P19">Mevcut binada tek abone bulunmaktadır ve tüm kiracılar bu abone üzerinden elektrik kullanacaktır.</text:p>
        </text:list-item>
        <text:list-item>
          <text:p text:style-name="P8"><text:span text:style-name="T212">Kiracı, kiraya verene ait abone </text:span><text:span text:style-name="T215">ve pano</text:span><text:span text:style-name="T212"> üzerinden elektrik kullanımı sağlayacaktır.</text:span></text:p>
          <text:p text:style-name="P8"><text:span text:style-name="T212"/></text:p>
          <text:p text:style-name="P20"><text:span text:style-name="T208">Elektrik Bedeli</text:span></text:p>
        </text:list-item>
        <text:list-item>
          <text:p text:style-name="P9">Elektrik kullanım bedeli, aşağıdaki şartlar dahilinde, kiraya veren tarafından ödenecektir.</text:p>
        </text:list-item>
        <text:list-item>
          <text:p text:style-name="P9"><text:span text:style-name="T212">Mecurda, kiracının işiyle alakalı elektrik motorları, aydınlatma vb. mecburi <text:s/>tüketimler</text:span><text:span text:style-name="T215">in bedeli</text:span><text:span text:style-name="T212"> kira <text:tab/>bedeline dahildir, </text:span><text:span text:style-name="T218">kiracı </text:span><text:span text:style-name="T215">ayrıyeten elektrik bedeli ödemeyecektir.</text:span></text:p>
        </text:list-item>
        <text:list-item>
          <text:p text:style-name="P9"><text:span text:style-name="T212">Kiracı, elektrikli soba, su ısıtıcısı gibi </text:span><text:span text:style-name="T215">ticari işiyle ilgili olmayan, aşırı tüketim </text:span><text:span text:style-name="T212">aletleri</text:span><text:span text:style-name="T215">ni mecurda</text:span><text:span text:style-name="T212"> <text:tab/>kullanamaz. </text:span><text:span text:style-name="T215">Bu gibi aletlerin kullanılması kira sözleşmesinin feshini gerektirir.</text:span></text:p>
        </text:list-item>
        <text:list-item>
          <text:p text:style-name="P9">Kiracı iş yerine koyacağı, elektrik tüketimi olan aletleri kiraya verene, her sözleşme döneminde <text:tab/>bildirmekle yükümlüdür.</text:p>
        </text:list-item>
        <text:list-item>
          <text:p text:style-name="P9"><text:span text:style-name="T216">Oluşabilecek arızaların başlangıç sınırının </text:span><text:span text:style-name="T212">belirlenmesi </text:span><text:span text:style-name="T216">ve </text:span><text:span text:style-name="T219">k</text:span><text:span text:style-name="T216">iracının </text:span><text:span text:style-name="T212">aylık elektrik tüketiminin <text:tab/></text:span><text:span text:style-name="T216">belirlen</text:span><text:span text:style-name="T219">ebil</text:span><text:span text:style-name="T216">mesi</text:span><text:span text:style-name="T212"> için, bilgi amaçlı bir süzme sayaç takılacak ve kullanım miktarları kayıt altına alınacaktır.</text:span></text:p>
        </text:list-item>
        <text:list-item>
          <text:p text:style-name="P9">Kullanım miktarlarının aylık yaklaşık miktarlarda olması takip edilecektir. Aylara göre oluşabilecek <text:tab/>sapmalardaki tüketim bedel farklarını kiraya veren ayrıyeten talep edemez.</text:p>
          <text:p text:style-name="P9"><text:span text:style-name="T208"/></text:p>
          <text:list>
            <text:list-item>
              <text:list>
                <text:list-item>
                  <text:list>
                    <text:list-header>
                      <text:p text:style-name="P23"><text:span text:style-name="T208">Pano, Tesisat, </text:span><text:span text:style-name="T210">Arıza, Ortak Giderler </text:span><text:span text:style-name="T211">ve Sorumluluk</text:span></text:p>
                    </text:list-header>
                  </text:list>
                </text:list-item>
              </text:list>
            </text:list-item>
          </text:list>
        </text:list-item>
        <text:list-item>
          <text:p text:style-name="P9"><text:span text:style-name="T212">Mecurda bulunan </text:span><text:span text:style-name="T220">ana </text:span><text:span text:style-name="T212">pano, </text:span><text:span text:style-name="T219">kiracının</text:span><text:span text:style-name="T212"> enerji ihtiyacını karşılayacak şekilde tesis edilmiştir </text:span><text:span text:style-name="T221">ve </text:span><text:span text:style-name="T219">kiracıya</text:span><text:span text:style-name="T221"> 100 <text:tab/>amperlik sigorta ile panodan enerji verilmektedir.</text:span></text:p>
        </text:list-item>
        <text:list-item>
          <text:p text:style-name="P8"><text:span text:style-name="T238">Ana p</text:span>anoda oluşabilecek arızalardan, <text:span text:style-name="T238">ana </text:span>pano üzerinden enerji sağlayan k<text:span text:style-name="T200">iracı</text:span><text:span text:style-name="T296">lar</text:span> müştereken <text:tab/>sorumludur. </text:p>
        </text:list-item>
        <text:list-item>
          <text:p text:style-name="P8">Kira başlangıcında, kiracı kendine ait elektrik sayacından sonra, kullanacağı elektrikli aletlerin korunması <text:tab/>amaçlı, sigorta, termik, kontaktör, röle vb. gibi <text:s/>gerekli olan tesisat malzemelerini <text:s/>tesisatına eklemekle <text:tab/>yükümlüdür. </text:p>
        </text:list-item>
        <text:list-item>
          <text:p text:style-name="P8">Kiracının ekipmanlarında oluşabilecek elektrik tesisatı kaynaklı arızaların sorumluluğu tamamen kiracıya <text:tab/>aittir. Kiracı kendi tedbirlerini almakla yükümlüdür.</text:p>
        </text:list-item>
        <text:list-item>
          <text:p text:style-name="P8"><text:span text:style-name="T200">Kiracı</text:span> kendisine ait <text:span text:style-name="T252">ana pano sigortasından</text:span> sonraki tesisat ve ekipmanlarda oluşabilecek arızalardan <text:tab/>münferiden sorumludur.</text:p>
          <text:p text:style-name="P8"><text:span text:style-name="T237">Teminat</text:span><text:span text:style-name="T212"> </text:span></text:p>
        </text:list-item>
        <text:list-item>
          <text:p text:style-name="P8">Teminat bedeli, her kira döneminde kiraya veren tarafından belirlenir ve kiracı oluşan farkı ödemekle <text:tab/>yükümlüdür.</text:p>
        </text:list-item>
        <text:list-item>
          <text:p text:style-name="P8">Teminat bedeli, kira bitiminde borcu olmaması durumunda kiracıya, ödediği miktar kadar iade <text:tab/>edilecektir. <text:span text:style-name="T296">Alınan teminat bedeline iade sırasında herhangi bir fark ödenmez.</text:span></text:p>
        </text:list-item>
      </text:list>
      <text:p text:style-name="P3"/>
      <text:p text:style-name="P3"/>
      <text:p text:style-name="P3">Kiracı<text:tab/></text:p>
      <text:p text:style-name="P3"><text:span text:style-name="T203">Adı Soyadı</text:span><text:span text:style-name="T208"><text:tab/>: </text:span><text:span text:style-name="T213">Ali Demirel</text:span></text:p>
      <text:p text:style-name="P3"><text:span text:style-name="T203">TC Kimlik No</text:span><text:span text:style-name="T208"><text:tab/>: </text:span><text:span text:style-name="T214">2</text:span><text:span text:style-name="T213">96 6582 6206</text:span></text:p>
      <text:p text:style-name="P3"><text:span text:style-name="T204">Tebligat </text:span><text:span text:style-name="T203">Adres</text:span><text:span text:style-name="T208"><text:tab/>: </text:span><text:span text:style-name="T209">Bahçelievler Mah. Mehmet Akif Ersoy Cad. Nas Apt. K:3 D:6 TOKAT</text:span></text:p>
      <text:p text:style-name="P3"><text:span text:style-name="T172">Telefon No</text:span><text:tab/>: <text:span text:style-name="T201">0 </text:span><text:span text:style-name="T202">53</text:span><text:span text:style-name="T195">7 760 26 7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rial" svg:font-family="Arial" style:font-family-generic="swiss" style:font-pitch="variable"/>
    <style:font-face style:name="Arial Black" svg:font-family="'Arial Black'" style:font-family-generic="swiss" style:font-pitch="variable"/>
    <style:font-face style:name="Chandas" svg:font-family="Chandas" style:font-pitch="variable"/>
    <style:font-face style:name="Chilanka" svg:font-family="Chilanka"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Condensed" svg:font-family="'Ubuntu Condensed'"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loext:num-list-format="(%1%)"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3T08:57:13.529473922</meta:creation-date>
    <dc:date>2023-04-08T12:41:31.304874413</dc:date>
    <meta:editing-duration>P2DT2H32M34S</meta:editing-duration>
    <meta:editing-cycles>105</meta:editing-cycles>
    <meta:generator>LibreOffice/7.3.7.2$Linux_X86_64 LibreOffice_project/30$Build-2</meta:generator>
    <meta:print-date>2023-03-29T13:01:46.924850991</meta:print-date>
    <meta:document-statistic meta:table-count="0" meta:image-count="0" meta:object-count="0" meta:page-count="7" meta:paragraph-count="138" meta:word-count="2899" meta:character-count="21941" meta:non-whitespace-character-count="18825"/>
  </office:meta>
</office:document-meta>
</file>